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fill="solid" draw:fill-color="#e6e6e6"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solid" draw:fill-color="#999999" draw:textarea-horizontal-align="center" draw:textarea-vertical-align="middle"/>
    </style:style>
    <style:style style:name="gr5" style:family="graphic" style:parent-style-name="standard">
      <style:graphic-properties draw:stroke="dash" draw:stroke-dash="Fine_20_Dashed_20__28_var_29_" draw:textarea-horizontal-align="center" draw:textarea-vertical-align="middl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333333" draw:textarea-horizontal-align="center" draw:textarea-vertical-align="middle"/>
    </style:style>
    <style:style style:name="gr8" style:family="graphic" style:parent-style-name="standard">
      <style:graphic-properties draw:stroke="dash" draw:stroke-dash="Fine_20_Dashed" draw:textarea-horizontal-align="center" draw:textarea-vertical-align="middle"/>
    </style:style>
    <style:style style:name="gr9" style:family="graphic" style:parent-style-name="standard">
      <style:graphic-properties draw:stroke="none" svg:stroke-color="#000000" draw:fill="none" draw:fill-color="#ffffff" fo:min-height="1.3cm"/>
    </style:style>
    <style:style style:name="gr10" style:family="graphic" style:parent-style-name="standard">
      <style:graphic-properties draw:stroke="dash" draw:stroke-dash="Linienstil_20_1" draw:marker-end="Linienende_20_1"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dash" draw:stroke-dash="Linienstil_20_1" draw:marker-start="" draw:marker-end="Linienende_20_1" draw:textarea-horizontal-align="center" draw:textarea-vertical-align="middle"/>
    </style:style>
    <style:style style:name="gr14" style:family="graphic" style:parent-style-name="standard">
      <style:graphic-properties draw:stroke="dash" draw:stroke-dash="Fine_20_Dashed_20__28_var_29_" draw:fill="solid" draw:fill-color="#ffffff" draw:textarea-horizontal-align="center" draw:textarea-vertical-align="middle"/>
    </style:style>
    <style:style style:name="gr15" style:family="graphic" style:parent-style-name="standard">
      <style:graphic-properties draw:stroke="dash" draw:stroke-dash="Implements" svg:stroke-color="#c0c0c0" draw:textarea-horizontal-align="center" draw:textarea-vertical-align="middle"/>
    </style:style>
    <style:style style:name="gr16" style:family="graphic" style:parent-style-name="standard">
      <style:graphic-properties draw:stroke="dash" draw:stroke-dash="Linienstil_20_1" draw:marker-start="Linienende_20_1" draw:marker-end="" draw:textarea-horizontal-align="center" draw:textarea-vertical-align="middle"/>
    </style:style>
    <style:style style:name="gr17" style:family="graphic" style:parent-style-name="standard">
      <style:graphic-properties draw:stroke="dash" draw:stroke-dash="Linienstil_20_1" draw:marker-start="" draw:marker-end="" draw:textarea-horizontal-align="center" draw:textarea-vertical-align="middle"/>
    </style:style>
    <style:style style:name="gr18" style:family="graphic" style:parent-style-name="standard">
      <style:graphic-properties svg:stroke-color="#c0c0c0" draw:fill="solid" draw:fill-color="#ffffff" draw:textarea-horizontal-align="justify" draw:textarea-vertical-align="middle" draw:auto-grow-height="false"/>
    </style:style>
    <style:style style:name="gr19" style:family="graphic" style:parent-style-name="standard">
      <style:graphic-properties svg:stroke-color="#c0c0c0" draw:fill="solid" draw:fill-color="#ffffff" draw:textarea-horizontal-align="center" draw:textarea-vertical-align="middle"/>
    </style:style>
    <style:style style:name="gr20" style:family="graphic" style:parent-style-name="standard">
      <style:graphic-properties draw:fill="solid" draw:fill-color="#0000ff" draw:textarea-horizontal-align="center" draw:textarea-vertical-align="middle"/>
    </style:style>
    <style:style style:name="gr21" style:family="graphic" style:parent-style-name="standard">
      <style:graphic-properties draw:fill="solid" draw:fill-color="#ff0000" draw:textarea-horizontal-align="center" draw:textarea-vertical-align="middle"/>
    </style:style>
    <style:style style:name="gr22" style:family="graphic" style:parent-style-name="standard">
      <style:graphic-properties draw:fill="solid" draw:fill-color="#ffff00" draw:textarea-horizontal-align="center" draw:textarea-vertical-align="middle"/>
    </style:style>
    <style:style style:name="gr23" style:family="graphic" style:parent-style-name="standard">
      <style:graphic-properties draw:stroke="none" svg:stroke-color="#000000" draw:fill="none" draw:fill-color="#ffffff" fo:min-height="1.5cm"/>
    </style:style>
    <style:style style:name="gr24" style:family="graphic" style:parent-style-name="standard">
      <style:graphic-properties draw:stroke="none" svg:stroke-color="#000000" draw:fill="solid" draw:fill-color="#99ccff" fo:min-height="0.75cm"/>
    </style:style>
    <style:style style:name="gr25" style:family="graphic" style:parent-style-name="standard">
      <style:graphic-properties draw:fill="solid" draw:fill-color="#ff6633" draw:textarea-horizontal-align="center" draw:textarea-vertical-align="middle"/>
    </style:style>
    <style:style style:name="gr26" style:family="graphic" style:parent-style-name="standard">
      <style:graphic-properties draw:stroke="none" svg:stroke-color="#000000" draw:fill="solid" draw:fill-color="#0000ff" fo:min-height="1.5cm"/>
    </style:style>
    <style:style style:name="P1" style:family="paragraph">
      <style:paragraph-properties fo:text-align="center"/>
      <style:text-properties fo:font-size="20pt" style:font-size-asian="20pt" style:font-size-complex="20pt"/>
    </style:style>
    <style:style style:name="P2" style:family="paragraph">
      <style:paragraph-properties fo:text-align="center"/>
    </style:style>
    <style:style style:name="P3" style:family="paragraph">
      <style:paragraph-properties fo:text-align="center"/>
      <style:text-properties fo:font-size="20pt"/>
    </style:style>
    <style:style style:name="P4" style:family="paragraph">
      <style:text-properties fo:font-size="14pt"/>
    </style:style>
    <style:style style:name="P5" style:family="paragraph">
      <style:text-properties fo:font-size="14pt" style:font-size-asian="14pt" style:font-size-complex="14pt"/>
    </style:style>
    <style:style style:name="P6" style:family="paragraph">
      <style:paragraph-properties fo:text-align="start"/>
      <style:text-properties fo:font-size="24pt"/>
    </style:style>
    <style:style style:name="P7" style:family="paragraph">
      <style:paragraph-properties fo:text-align="start"/>
      <style:text-properties fo:font-size="24pt" style:font-size-asian="24pt" style:font-size-complex="24pt"/>
    </style:style>
    <style:style style:name="P8" style:family="paragraph">
      <style:text-properties fo:color="#0000ff" fo:font-size="16pt" fo:font-weight="bold" style:font-size-asian="16pt" style:font-weight-asian="bold" style:font-size-complex="16pt" style:font-weight-complex="bold"/>
    </style:style>
    <style:style style:name="P9" style:family="paragraph">
      <style:text-properties fo:color="#ffff00" fo:font-size="16pt" fo:font-weight="bold" style:font-size-asian="16pt" style:font-weight-asian="bold" style:font-size-complex="16pt" style:font-weight-complex="bold"/>
    </style:style>
    <style:style style:name="P10" style:family="paragraph">
      <style:text-properties fo:color="#ff0000" fo:font-size="16pt" fo:font-weight="bold" style:font-size-asian="16pt" style:font-weight-asian="bold" style:font-size-complex="16pt" style:font-weight-complex="bold"/>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color="#0000ff" fo:font-size="16pt" fo:font-weight="bold" style:font-size-asian="16pt" style:font-weight-asian="bold" style:font-size-complex="16pt" style:font-weight-complex="bold"/>
    </style:style>
    <style:style style:name="T5" style:family="text">
      <style:text-properties fo:color="#ffff00" fo:font-size="16pt" fo:font-weight="bold" style:font-size-asian="16pt" style:font-weight-asian="bold" style:font-size-complex="16pt" style:font-weight-complex="bold"/>
    </style:style>
    <style:style style:name="T6" style:family="text">
      <style:text-properties fo:color="#ff0000"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1" draw:layer="layout" svg:width="6.5cm" svg:height="3cm" svg:x="5.6cm" svg:y="16.098cm">
          <text:p/>
        </draw:rect>
        <draw:rect draw:style-name="gr1" draw:text-style-name="P1" draw:layer="layout" svg:width="6.5cm" svg:height="3cm" svg:x="5.6cm" svg:y="0.101cm">
          <text:p/>
        </draw:rect>
        <draw:rect draw:style-name="gr1" draw:text-style-name="P1" draw:layer="layout" svg:width="6.5cm" svg:height="3cm" svg:x="5.6cm" svg:y="8.1cm">
          <text:p/>
        </draw:rect>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rect draw:style-name="gr4" draw:text-style-name="P2" draw:layer="layout" svg:width="0.249cm" svg:height="0.249cm" svg:x="8.84cm" svg:y="8.524cm">
          <text:p/>
        </draw:rect>
        <draw:rect draw:style-name="gr4" draw:text-style-name="P2" draw:layer="layout" svg:width="0.249cm" svg:height="0.249cm" svg:x="8.84cm" svg:y="9.219cm">
          <text:p/>
        </draw:rect>
        <draw:rect draw:style-name="gr4" draw:text-style-name="P2" draw:layer="layout" svg:width="0.248cm" svg:height="0.247cm" svg:x="9.436cm" svg:y="8.873cm">
          <text:p/>
        </draw:rect>
        <draw:rect draw:style-name="gr4" draw:text-style-name="P2" draw:layer="layout" svg:width="0.248cm" svg:height="0.249cm" svg:x="10.032cm" svg:y="8.524cm">
          <text:p/>
        </draw:rect>
        <draw:line draw:style-name="gr3" draw:text-style-name="P2" draw:layer="layout" svg:x1="9.089cm" svg:y1="9.344cm" svg:x2="9.561cm" svg:y2="9.121cm">
          <text:p/>
        </draw:line>
        <draw:line draw:style-name="gr3" draw:text-style-name="P2" draw:layer="layout" svg:x1="9.089cm" svg:y1="8.649cm" svg:x2="9.561cm" svg:y2="8.872cm">
          <text:p/>
        </draw:line>
        <draw:line draw:style-name="gr3" draw:text-style-name="P2" draw:layer="layout" svg:x1="9.684cm" svg:y1="8.996cm" svg:x2="10.156cm" svg:y2="8.996cm">
          <text:p/>
        </draw:line>
        <draw:line draw:style-name="gr3" draw:text-style-name="P2" draw:layer="layout" svg:x1="10.156cm" svg:y1="8.773cm" svg:x2="10.156cm" svg:y2="8.996cm">
          <text:p/>
        </draw:line>
        <draw:circle draw:style-name="gr1" draw:text-style-name="P2" draw:layer="layout" svg:width="0.298cm" svg:height="0.298cm" svg:x="7.996cm" svg:y="8.5cm">
          <text:p/>
        </draw:circle>
        <draw:circle draw:style-name="gr1" draw:text-style-name="P2" draw:layer="layout" svg:width="0.298cm" svg:height="0.298cm" svg:x="7.996cm" svg:y="9.195cm">
          <text:p/>
        </draw:circle>
        <draw:line draw:style-name="gr5" draw:text-style-name="P2" draw:layer="layout" svg:x1="8.294cm" svg:y1="8.649cm" svg:x2="8.84cm" svg:y2="8.649cm">
          <text:p/>
        </draw:line>
        <draw:line draw:style-name="gr5" draw:text-style-name="P2" draw:layer="layout" svg:x1="8.294cm" svg:y1="9.344cm" svg:x2="8.84cm" svg:y2="9.344cm">
          <text:p/>
        </draw:line>
        <draw:circle draw:style-name="gr1" draw:text-style-name="P2" draw:layer="layout" svg:width="0.298cm" svg:height="0.297cm" svg:x="7.5cm" svg:y="8.848cm">
          <text:p/>
        </draw:circle>
        <draw:line draw:style-name="gr5" draw:text-style-name="P2" draw:layer="layout" svg:x1="7.798cm" svg:y1="8.996cm" svg:x2="9.436cm" svg:y2="8.996cm">
          <text:p/>
        </draw:line>
        <draw:custom-shape draw:style-name="gr6" draw:text-style-name="P2" draw:layer="layout" svg:width="1.189cm" svg:height="1.189cm" svg:x="7.8cm" svg:y="16.4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8.24cm" svg:y="16.89cm">
          <text:p/>
        </draw:circle>
        <draw:circle draw:style-name="gr4" draw:text-style-name="P2" draw:layer="layout" svg:width="0.31cm" svg:height="0.31cm" svg:x="9.842cm" svg:y="16.528cm">
          <text:p/>
        </draw:circle>
        <draw:circle draw:style-name="gr1" draw:text-style-name="P2" draw:layer="layout" svg:width="0.31cm" svg:height="0.309cm" svg:x="9.842cm" svg:y="17.251cm">
          <text:p/>
        </draw:circle>
        <draw:line draw:style-name="gr5" draw:text-style-name="P2" draw:layer="layout" svg:x1="8.808cm" svg:y1="16.683cm" svg:x2="9.841cm" svg:y2="16.683cm">
          <text:p/>
        </draw:line>
        <draw:circle draw:style-name="gr7" draw:text-style-name="P2" draw:layer="layout" svg:width="0.309cm" svg:height="0.309cm" svg:x="9.325cm" svg:y="16.89cm">
          <text:p/>
        </draw:circle>
        <draw:line draw:style-name="gr5" draw:text-style-name="P2" draw:layer="layout" svg:x1="9.014cm" svg:y1="17.044cm" svg:x2="9.324cm" svg:y2="17.044cm">
          <text:p/>
        </draw:line>
        <draw:line draw:style-name="gr5" draw:text-style-name="P2" draw:layer="layout" svg:x1="8.808cm" svg:y1="17.406cm" svg:x2="9.841cm" svg:y2="17.406cm">
          <text:p/>
        </draw:line>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line draw:style-name="gr8" draw:text-style-name="P2" draw:layer="layout" svg:x1="0.099cm" svg:y1="5.6cm" svg:x2="46.599cm" svg:y2="5.6cm">
          <text:p/>
        </draw:line>
        <draw:line draw:style-name="gr8" draw:text-style-name="P2" draw:layer="layout" svg:x1="0.099cm" svg:y1="13.6cm" svg:x2="46.599cm" svg:y2="13.6cm">
          <text:p/>
        </draw:line>
        <draw:frame draw:style-name="gr9" draw:text-style-name="P1" draw:layer="layout" svg:width="6.5cm" svg:height="1.55cm" svg:x="5.6cm" svg:y="1.8cm">
          <draw:text-box>
            <text:p text:style-name="P3"><text:span text:style-name="T1">Meta-Model</text:span></text:p>
          </draw:text-box>
        </draw:frame>
        <draw:frame draw:style-name="gr9" draw:text-style-name="P1" draw:layer="layout" svg:width="6.5cm" svg:height="1.55cm" svg:x="5.6cm" svg:y="9.8cm">
          <draw:text-box>
            <text:p text:style-name="P3"><text:span text:style-name="T1">Model</text:span></text:p>
          </draw:text-box>
        </draw:frame>
        <draw:frame draw:style-name="gr9" draw:text-style-name="P1" draw:layer="layout" svg:width="6.5cm" svg:height="1.55cm" svg:x="5.6cm" svg:y="17.548cm">
          <draw:text-box>
            <text:p text:style-name="P3"><text:span text:style-name="T1">Model Instance</text:span></text:p>
          </draw:text-box>
        </draw:frame>
        <draw:line draw:style-name="gr10" draw:text-style-name="P2" draw:layer="layout" svg:x1="8.85cm" svg:y1="8.1cm" svg:x2="8.85cm" svg:y2="3.1cm">
          <text:p/>
        </draw:line>
        <draw:frame draw:style-name="gr11" draw:text-style-name="P5" draw:layer="layout" svg:width="4.083cm" svg:height="0.806cm" svg:x="9.017cm" svg:y="4.5cm">
          <draw:text-box>
            <text:p text:style-name="P4"><text:span text:style-name="T2">&lt;&lt;instance-of&gt;&gt;</text:span></text:p>
          </draw:text-box>
        </draw:frame>
        <draw:line draw:style-name="gr10" draw:text-style-name="P2" draw:layer="layout" svg:x1="8.85cm" svg:y1="16.1cm" svg:x2="8.85cm" svg:y2="11.1cm">
          <text:p/>
        </draw:line>
        <draw:frame draw:style-name="gr12" draw:text-style-name="P5" draw:layer="layout" svg:width="4.083cm" svg:height="0.806cm" svg:x="9.017cm" svg:y="12.5cm">
          <draw:text-box>
            <text:p text:style-name="P4"><text:span text:style-name="T2">&lt;&lt;instance-of&gt;&gt;</text:span></text:p>
          </draw:text-box>
        </draw:frame>
        <draw:rect draw:style-name="gr1" draw:text-style-name="P1" draw:layer="layout" svg:width="6.5cm" svg:height="3cm" svg:x="40.098cm" svg:y="8.099cm">
          <text:p/>
        </draw:rect>
        <draw:rect draw:style-name="gr4" draw:text-style-name="P2" draw:layer="layout" svg:width="0.249cm" svg:height="0.249cm" svg:x="43.34cm" svg:y="8.523cm">
          <text:p/>
        </draw:rect>
        <draw:rect draw:style-name="gr4" draw:text-style-name="P2" draw:layer="layout" svg:width="0.249cm" svg:height="0.249cm" svg:x="43.34cm" svg:y="9.218cm">
          <text:p/>
        </draw:rect>
        <draw:rect draw:style-name="gr4" draw:text-style-name="P2" draw:layer="layout" svg:width="0.248cm" svg:height="0.247cm" svg:x="43.936cm" svg:y="8.872cm">
          <text:p/>
        </draw:rect>
        <draw:rect draw:style-name="gr4" draw:text-style-name="P2" draw:layer="layout" svg:width="0.248cm" svg:height="0.249cm" svg:x="44.532cm" svg:y="8.523cm">
          <text:p/>
        </draw:rect>
        <draw:line draw:style-name="gr3" draw:text-style-name="P2" draw:layer="layout" svg:x1="43.589cm" svg:y1="9.343cm" svg:x2="44.061cm" svg:y2="9.12cm">
          <text:p/>
        </draw:line>
        <draw:line draw:style-name="gr3" draw:text-style-name="P2" draw:layer="layout" svg:x1="43.589cm" svg:y1="8.648cm" svg:x2="44.061cm" svg:y2="8.871cm">
          <text:p/>
        </draw:line>
        <draw:line draw:style-name="gr3" draw:text-style-name="P2" draw:layer="layout" svg:x1="44.184cm" svg:y1="8.995cm" svg:x2="44.656cm" svg:y2="8.995cm">
          <text:p/>
        </draw:line>
        <draw:line draw:style-name="gr3" draw:text-style-name="P2" draw:layer="layout" svg:x1="44.656cm" svg:y1="8.772cm" svg:x2="44.656cm" svg:y2="8.995cm">
          <text:p/>
        </draw:line>
        <draw:circle draw:style-name="gr4" draw:text-style-name="P2" draw:layer="layout" svg:width="0.298cm" svg:height="0.298cm" svg:x="42.496cm" svg:y="8.499cm">
          <text:p/>
        </draw:circle>
        <draw:circle draw:style-name="gr1" draw:text-style-name="P2" draw:layer="layout" svg:width="0.298cm" svg:height="0.298cm" svg:x="42.496cm" svg:y="9.194cm">
          <text:p/>
        </draw:circle>
        <draw:line draw:style-name="gr5" draw:text-style-name="P2" draw:layer="layout" svg:x1="42.794cm" svg:y1="8.648cm" svg:x2="43.34cm" svg:y2="8.648cm">
          <text:p/>
        </draw:line>
        <draw:line draw:style-name="gr5" draw:text-style-name="P2" draw:layer="layout" svg:x1="42.794cm" svg:y1="9.343cm" svg:x2="43.34cm" svg:y2="9.343cm">
          <text:p/>
        </draw:line>
        <draw:circle draw:style-name="gr7" draw:text-style-name="P2" draw:layer="layout" svg:width="0.298cm" svg:height="0.297cm" svg:x="42cm" svg:y="8.847cm">
          <text:p/>
        </draw:circle>
        <draw:line draw:style-name="gr5" draw:text-style-name="P2" draw:layer="layout" svg:x1="42.298cm" svg:y1="8.995cm" svg:x2="43.936cm" svg:y2="8.995cm">
          <text:p/>
        </draw:line>
        <draw:frame draw:style-name="gr9" draw:text-style-name="P1" draw:layer="layout" svg:width="6.5cm" svg:height="1.55cm" svg:x="40.098cm" svg:y="9.799cm">
          <draw:text-box>
            <text:p text:style-name="P3"><text:span text:style-name="T1">OCL Constraints</text:span></text:p>
          </draw:text-box>
        </draw:frame>
        <draw:frame draw:style-name="gr9" draw:text-style-name="P7" draw:layer="layout" svg:width="6.5cm" svg:height="1.55cm" svg:x="0.3cm" svg:y="1.2cm">
          <draw:text-box>
            <text:p text:style-name="P6"><text:span text:style-name="T3">Mn+1</text:span></text:p>
          </draw:text-box>
        </draw:frame>
        <draw:frame draw:style-name="gr9" draw:text-style-name="P7" draw:layer="layout" svg:width="6.5cm" svg:height="1.55cm" svg:x="0.3cm" svg:y="9.2cm">
          <draw:text-box>
            <text:p text:style-name="P6"><text:span text:style-name="T3">Mn</text:span></text:p>
          </draw:text-box>
        </draw:frame>
        <draw:frame draw:style-name="gr9" draw:text-style-name="P7" draw:layer="layout" svg:width="6.5cm" svg:height="1.55cm" svg:x="0.3cm" svg:y="17.2cm">
          <draw:text-box>
            <text:p text:style-name="P6"><text:span text:style-name="T3">Mn-1</text:span></text:p>
          </draw:text-box>
        </draw:frame>
        <draw:rect draw:style-name="gr1" draw:text-style-name="P1" draw:layer="layout" svg:width="6.5cm" svg:height="3cm" svg:x="40.098cm" svg:y="0.1cm">
          <text:p/>
        </draw:rect>
        <draw:rect draw:style-name="gr1" draw:text-style-name="P2" draw:layer="layout" svg:width="0.263cm" svg:height="0.263cm" svg:x="42.6cm" svg:y="0.499cm">
          <text:p/>
        </draw:rect>
        <draw:rect draw:style-name="gr1" draw:text-style-name="P2" draw:layer="layout" svg:width="0.263cm" svg:height="0.263cm" svg:x="42.6cm" svg:y="1.236cm">
          <text:p/>
        </draw:rect>
        <draw:rect draw:style-name="gr1" draw:text-style-name="P2" draw:layer="layout" svg:width="0.263cm" svg:height="0.264cm" svg:x="43.232cm" svg:y="0.867cm">
          <text:p/>
        </draw:rect>
        <draw:rect draw:style-name="gr1" draw:text-style-name="P2" draw:layer="layout" svg:width="0.263cm" svg:height="0.263cm" svg:x="43.863cm" svg:y="1.236cm">
          <text:p/>
        </draw:rect>
        <draw:line draw:style-name="gr1" draw:text-style-name="P2" draw:layer="layout" svg:x1="42.863cm" svg:y1="1.368cm" svg:x2="43.363cm" svg:y2="1.131cm">
          <text:p/>
        </draw:line>
        <draw:line draw:style-name="gr1" draw:text-style-name="P2" draw:layer="layout" svg:x1="42.863cm" svg:y1="0.631cm" svg:x2="43.363cm" svg:y2="0.868cm">
          <text:p/>
        </draw:line>
        <draw:line draw:style-name="gr1" draw:text-style-name="P2" draw:layer="layout" svg:x1="43.495cm" svg:y1="0.999cm" svg:x2="43.995cm" svg:y2="0.999cm">
          <text:p/>
        </draw:line>
        <draw:line draw:style-name="gr1" draw:text-style-name="P2" draw:layer="layout" svg:x1="43.995cm" svg:y1="0.999cm" svg:x2="43.995cm" svg:y2="1.236cm">
          <text:p/>
        </draw:line>
        <draw:rect draw:style-name="gr1" draw:text-style-name="P2" draw:layer="layout" svg:width="0.263cm" svg:height="0.263cm" svg:x="42.6cm" svg:y="0.499cm">
          <text:p/>
        </draw:rect>
        <draw:rect draw:style-name="gr1" draw:text-style-name="P2" draw:layer="layout" svg:width="0.263cm" svg:height="0.263cm" svg:x="42.6cm" svg:y="1.236cm">
          <text:p/>
        </draw:rect>
        <draw:rect draw:style-name="gr1" draw:text-style-name="P2" draw:layer="layout" svg:width="0.263cm" svg:height="0.264cm" svg:x="43.232cm" svg:y="0.867cm">
          <text:p/>
        </draw:rect>
        <draw:rect draw:style-name="gr1" draw:text-style-name="P2" draw:layer="layout" svg:width="0.263cm" svg:height="0.263cm" svg:x="43.863cm" svg:y="1.236cm">
          <text:p/>
        </draw:rect>
        <draw:line draw:style-name="gr1" draw:text-style-name="P2" draw:layer="layout" svg:x1="42.863cm" svg:y1="1.368cm" svg:x2="43.363cm" svg:y2="1.131cm">
          <text:p/>
        </draw:line>
        <draw:line draw:style-name="gr1" draw:text-style-name="P2" draw:layer="layout" svg:x1="42.863cm" svg:y1="0.631cm" svg:x2="43.363cm" svg:y2="0.868cm">
          <text:p/>
        </draw:line>
        <draw:line draw:style-name="gr1" draw:text-style-name="P2" draw:layer="layout" svg:x1="43.495cm" svg:y1="0.999cm" svg:x2="43.995cm" svg:y2="0.999cm">
          <text:p/>
        </draw:line>
        <draw:line draw:style-name="gr1" draw:text-style-name="P2" draw:layer="layout" svg:x1="43.995cm" svg:y1="0.999cm" svg:x2="43.995cm" svg:y2="1.236cm">
          <text:p/>
        </draw:line>
        <draw:frame draw:style-name="gr9" draw:text-style-name="P1" draw:layer="layout" svg:width="6.5cm" svg:height="1.55cm" svg:x="40.098cm" svg:y="1.799cm">
          <draw:text-box>
            <text:p text:style-name="P3"><text:span text:style-name="T1">Essential OCL</text:span></text:p>
          </draw:text-box>
        </draw:frame>
        <draw:line draw:style-name="gr10" draw:text-style-name="P2" draw:layer="layout" svg:x1="43.35cm" svg:y1="8.099cm" svg:x2="43.35cm" svg:y2="3.099cm">
          <text:p/>
        </draw:line>
        <draw:frame draw:style-name="gr12" draw:text-style-name="P5" draw:layer="layout" svg:width="4.083cm" svg:height="0.806cm" svg:x="39.117cm" svg:y="4.499cm">
          <draw:text-box>
            <text:p text:style-name="P4"><text:span text:style-name="T2">&lt;&lt;instance-of&gt;&gt;</text:span></text:p>
          </draw:text-box>
        </draw:frame>
        <draw:line draw:style-name="gr5" draw:text-style-name="P2" draw:layer="layout" svg:x1="41.994cm" svg:y1="0.649cm" svg:x2="42.54cm" svg:y2="0.649cm">
          <text:p/>
        </draw:line>
        <draw:line draw:style-name="gr5" draw:text-style-name="P2" draw:layer="layout" svg:x1="41.994cm" svg:y1="1.344cm" svg:x2="42.54cm" svg:y2="1.344cm">
          <text:p/>
        </draw:line>
        <draw:line draw:style-name="gr5" draw:text-style-name="P2" draw:layer="layout" svg:x1="41.498cm" svg:y1="0.996cm" svg:x2="43.136cm" svg:y2="0.996cm">
          <text:p/>
        </draw:line>
        <draw:rect draw:style-name="gr2" draw:text-style-name="P2" draw:layer="layout" svg:width="0.263cm" svg:height="0.263cm" svg:x="41.901cm" svg:y="0.499cm">
          <text:p/>
        </draw:rect>
        <draw:rect draw:style-name="gr2" draw:text-style-name="P2" draw:layer="layout" svg:width="0.263cm" svg:height="0.263cm" svg:x="41.901cm" svg:y="1.236cm">
          <text:p/>
        </draw:rect>
        <draw:rect draw:style-name="gr2" draw:text-style-name="P2" draw:layer="layout" svg:width="0.263cm" svg:height="0.264cm" svg:x="41.433cm" svg:y="0.867cm">
          <text:p/>
        </draw:rect>
        <draw:line draw:style-name="gr10" draw:text-style-name="P2" draw:layer="layout" svg:x1="40.1cm" svg:y1="1.699cm" svg:x2="35.1cm" svg:y2="1.699cm">
          <text:p/>
        </draw:line>
        <draw:frame draw:style-name="gr12" draw:text-style-name="P5" draw:layer="layout" svg:width="3.385cm" svg:height="0.806cm" svg:x="36.1cm" svg:y="0.793cm">
          <draw:text-box>
            <text:p text:style-name="P4"><text:span text:style-name="T2">&lt;&lt;extends&gt;&gt;</text:span></text:p>
          </draw:text-box>
        </draw:frame>
        <draw:rect draw:style-name="gr1" draw:text-style-name="P1" draw:layer="layout" svg:width="6.5cm" svg:height="3cm" svg:x="17.1cm" svg:y="0.101cm">
          <text:p/>
        </draw:rect>
        <draw:rect draw:style-name="gr1" draw:text-style-name="P2" draw:layer="layout" svg:width="0.263cm" svg:height="0.263cm" svg:x="19.6cm" svg:y="0.3cm">
          <text:p/>
        </draw:rect>
        <draw:rect draw:style-name="gr1" draw:text-style-name="P2" draw:layer="layout" svg:width="0.263cm" svg:height="0.263cm" svg:x="19.6cm" svg:y="1.037cm">
          <text:p/>
        </draw:rect>
        <draw:rect draw:style-name="gr1" draw:text-style-name="P2" draw:layer="layout" svg:width="0.263cm" svg:height="0.264cm" svg:x="20.232cm" svg:y="0.668cm">
          <text:p/>
        </draw:rect>
        <draw:rect draw:style-name="gr1" draw:text-style-name="P2" draw:layer="layout" svg:width="0.263cm" svg:height="0.263cm" svg:x="20.863cm" svg:y="1.037cm">
          <text:p/>
        </draw:rect>
        <draw:line draw:style-name="gr1" draw:text-style-name="P2" draw:layer="layout" svg:x1="19.732cm" svg:y1="1.037cm" svg:x2="19.732cm" svg:y2="0.563cm">
          <text:p/>
        </draw:line>
        <draw:line draw:style-name="gr1" draw:text-style-name="P2" draw:layer="layout" svg:x1="19.863cm" svg:y1="1.169cm" svg:x2="20.363cm" svg:y2="0.932cm">
          <text:p/>
        </draw:line>
        <draw:line draw:style-name="gr1" draw:text-style-name="P2" draw:layer="layout" svg:x1="19.863cm" svg:y1="0.432cm" svg:x2="20.363cm" svg:y2="0.669cm">
          <text:p/>
        </draw:line>
        <draw:line draw:style-name="gr1" draw:text-style-name="P2" draw:layer="layout" svg:x1="20.495cm" svg:y1="0.8cm" svg:x2="20.995cm" svg:y2="0.8cm">
          <text:p/>
        </draw:line>
        <draw:line draw:style-name="gr1" draw:text-style-name="P2" draw:layer="layout" svg:x1="20.995cm" svg:y1="0.8cm" svg:x2="20.995cm" svg:y2="1.037cm">
          <text:p/>
        </draw:line>
        <draw:rect draw:style-name="gr1" draw:text-style-name="P2" draw:layer="layout" svg:width="0.263cm" svg:height="0.263cm" svg:x="19.6cm" svg:y="0.3cm">
          <text:p/>
        </draw:rect>
        <draw:rect draw:style-name="gr1" draw:text-style-name="P2" draw:layer="layout" svg:width="0.263cm" svg:height="0.263cm" svg:x="19.6cm" svg:y="1.037cm">
          <text:p/>
        </draw:rect>
        <draw:rect draw:style-name="gr1" draw:text-style-name="P2" draw:layer="layout" svg:width="0.263cm" svg:height="0.264cm" svg:x="20.232cm" svg:y="0.668cm">
          <text:p/>
        </draw:rect>
        <draw:rect draw:style-name="gr1" draw:text-style-name="P2" draw:layer="layout" svg:width="0.263cm" svg:height="0.263cm" svg:x="20.863cm" svg:y="1.037cm">
          <text:p/>
        </draw:rect>
        <draw:line draw:style-name="gr1" draw:text-style-name="P2" draw:layer="layout" svg:x1="19.732cm" svg:y1="1.037cm" svg:x2="19.732cm" svg:y2="0.563cm">
          <text:p/>
        </draw:line>
        <draw:line draw:style-name="gr1" draw:text-style-name="P2" draw:layer="layout" svg:x1="19.863cm" svg:y1="1.169cm" svg:x2="20.363cm" svg:y2="0.932cm">
          <text:p/>
        </draw:line>
        <draw:line draw:style-name="gr1" draw:text-style-name="P2" draw:layer="layout" svg:x1="19.863cm" svg:y1="0.432cm" svg:x2="20.363cm" svg:y2="0.669cm">
          <text:p/>
        </draw:line>
        <draw:line draw:style-name="gr1" draw:text-style-name="P2" draw:layer="layout" svg:x1="20.495cm" svg:y1="0.8cm" svg:x2="20.995cm" svg:y2="0.8cm">
          <text:p/>
        </draw:line>
        <draw:line draw:style-name="gr1" draw:text-style-name="P2" draw:layer="layout" svg:x1="20.995cm" svg:y1="0.8cm" svg:x2="20.995cm" svg:y2="1.037cm">
          <text:p/>
        </draw:line>
        <draw:frame draw:style-name="gr9" draw:text-style-name="P1" draw:layer="layout" svg:width="6.5cm" svg:height="1.835cm" svg:x="17.1cm" svg:y="1.3cm">
          <draw:text-box>
            <text:p text:style-name="P3"><text:span text:style-name="T1">Adaptated</text:span><text:span text:style-name="T1"><text:line-break/></text:span><text:span text:style-name="T1">Meta-Model</text:span></text:p>
          </draw:text-box>
        </draw:frame>
        <draw:line draw:style-name="gr13" draw:text-style-name="P2" draw:layer="layout" svg:x1="17.1cm" svg:y1="1.7cm" svg:x2="12.1cm" svg:y2="1.7cm">
          <text:p/>
        </draw:line>
        <draw:frame draw:style-name="gr12" draw:text-style-name="P5" draw:layer="layout" svg:width="3.144cm" svg:height="0.806cm" svg:x="13.1cm" svg:y="0.794cm">
          <draw:text-box>
            <text:p text:style-name="P4"><text:span text:style-name="T2">&lt;&lt;adapts&gt;&gt;</text:span></text:p>
          </draw:text-box>
        </draw:frame>
        <draw:rect draw:style-name="gr1" draw:text-style-name="P1" draw:layer="layout" svg:width="6.5cm" svg:height="3cm" svg:x="17.1cm" svg:y="8.1cm">
          <text:p/>
        </draw:rect>
        <draw:rect draw:style-name="gr1" draw:text-style-name="P2" draw:layer="layout" svg:width="0.249cm" svg:height="0.249cm" svg:x="20.34cm" svg:y="8.524cm">
          <text:p/>
        </draw:rect>
        <draw:rect draw:style-name="gr1" draw:text-style-name="P2" draw:layer="layout" svg:width="0.249cm" svg:height="0.249cm" svg:x="20.34cm" svg:y="9.219cm">
          <text:p/>
        </draw:rect>
        <draw:rect draw:style-name="gr1" draw:text-style-name="P2" draw:layer="layout" svg:width="0.248cm" svg:height="0.247cm" svg:x="20.936cm" svg:y="8.873cm">
          <text:p/>
        </draw:rect>
        <draw:rect draw:style-name="gr1" draw:text-style-name="P2" draw:layer="layout" svg:width="0.248cm" svg:height="0.249cm" svg:x="21.532cm" svg:y="8.524cm">
          <text:p/>
        </draw:rect>
        <draw:line draw:style-name="gr1" draw:text-style-name="P2" draw:layer="layout" svg:x1="20.589cm" svg:y1="9.344cm" svg:x2="21.061cm" svg:y2="9.121cm">
          <text:p/>
        </draw:line>
        <draw:line draw:style-name="gr1" draw:text-style-name="P2" draw:layer="layout" svg:x1="20.589cm" svg:y1="8.649cm" svg:x2="21.061cm" svg:y2="8.872cm">
          <text:p/>
        </draw:line>
        <draw:line draw:style-name="gr1" draw:text-style-name="P2" draw:layer="layout" svg:x1="21.184cm" svg:y1="8.996cm" svg:x2="21.656cm" svg:y2="8.996cm">
          <text:p/>
        </draw:line>
        <draw:line draw:style-name="gr1" draw:text-style-name="P2" draw:layer="layout" svg:x1="21.656cm" svg:y1="8.773cm" svg:x2="21.656cm" svg:y2="8.996cm">
          <text:p/>
        </draw:line>
        <draw:circle draw:style-name="gr1" draw:text-style-name="P2" draw:layer="layout" svg:width="0.298cm" svg:height="0.298cm" svg:x="19.496cm" svg:y="8.5cm">
          <text:p/>
        </draw:circle>
        <draw:circle draw:style-name="gr1" draw:text-style-name="P2" draw:layer="layout" svg:width="0.298cm" svg:height="0.298cm" svg:x="19.496cm" svg:y="9.195cm">
          <text:p/>
        </draw:circle>
        <draw:line draw:style-name="gr5" draw:text-style-name="P2" draw:layer="layout" svg:x1="19.794cm" svg:y1="8.649cm" svg:x2="20.34cm" svg:y2="8.649cm">
          <text:p/>
        </draw:line>
        <draw:line draw:style-name="gr5" draw:text-style-name="P2" draw:layer="layout" svg:x1="19.794cm" svg:y1="9.344cm" svg:x2="20.34cm" svg:y2="9.344cm">
          <text:p/>
        </draw:line>
        <draw:circle draw:style-name="gr1" draw:text-style-name="P2" draw:layer="layout" svg:width="0.298cm" svg:height="0.297cm" svg:x="19cm" svg:y="8.848cm">
          <text:p/>
        </draw:circle>
        <draw:line draw:style-name="gr5" draw:text-style-name="P2" draw:layer="layout" svg:x1="19.298cm" svg:y1="8.996cm" svg:x2="20.936cm" svg:y2="8.996cm">
          <text:p/>
        </draw:line>
        <draw:frame draw:style-name="gr9" draw:text-style-name="P1" draw:layer="layout" svg:width="6.5cm" svg:height="1.55cm" svg:x="17.1cm" svg:y="9.8cm">
          <draw:text-box>
            <text:p text:style-name="P3"><text:span text:style-name="T1">Adapted Model</text:span></text:p>
          </draw:text-box>
        </draw:frame>
        <draw:line draw:style-name="gr10" draw:text-style-name="P2" draw:layer="layout" svg:x1="40.1cm" svg:y1="9.595cm" svg:x2="23.6cm" svg:y2="9.595cm">
          <text:p/>
        </draw:line>
        <draw:frame draw:style-name="gr12" draw:text-style-name="P5" draw:layer="layout" svg:width="3.144cm" svg:height="0.806cm" svg:x="37cm" svg:y="9.589cm">
          <draw:text-box>
            <text:p text:style-name="P4"><text:span text:style-name="T2">&lt;&lt;refines&gt;&gt;</text:span></text:p>
          </draw:text-box>
        </draw:frame>
        <draw:line draw:style-name="gr13" draw:text-style-name="P2" draw:layer="layout" svg:x1="17.1cm" svg:y1="9.696cm" svg:x2="12.1cm" svg:y2="9.696cm">
          <text:p/>
        </draw:line>
        <draw:frame draw:style-name="gr12" draw:text-style-name="P5" draw:layer="layout" svg:width="3.144cm" svg:height="0.806cm" svg:x="13.1cm" svg:y="8.79cm">
          <draw:text-box>
            <text:p text:style-name="P4"><text:span text:style-name="T2">&lt;&lt;adapts&gt;&gt;</text:span></text:p>
          </draw:text-box>
        </draw:frame>
        <draw:line draw:style-name="gr10" draw:text-style-name="P2" draw:layer="layout" svg:x1="21.05cm" svg:y1="8.1cm" svg:x2="21.05cm" svg:y2="3.1cm">
          <text:p/>
        </draw:line>
        <draw:frame draw:style-name="gr11" draw:text-style-name="P5" draw:layer="layout" svg:width="4.083cm" svg:height="0.806cm" svg:x="21.217cm" svg:y="4.5cm">
          <draw:text-box>
            <text:p text:style-name="P4"><text:span text:style-name="T2">&lt;&lt;instance-of&gt;&gt;</text:span></text:p>
          </draw:text-box>
        </draw:frame>
        <draw:rect draw:style-name="gr1" draw:text-style-name="P1" draw:layer="layout" svg:width="6.5cm" svg:height="3cm" svg:x="17.1cm" svg:y="16.098cm">
          <text:p/>
        </draw:rect>
        <draw:custom-shape draw:style-name="gr6" draw:text-style-name="P2" draw:layer="layout" svg:width="1.189cm" svg:height="1.189cm" svg:x="19.3cm" svg:y="16.2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19.74cm" svg:y="16.69cm">
          <text:p/>
        </draw:circle>
        <draw:circle draw:style-name="gr1" draw:text-style-name="P2" draw:layer="layout" svg:width="0.31cm" svg:height="0.31cm" svg:x="21.342cm" svg:y="16.328cm">
          <text:p/>
        </draw:circle>
        <draw:circle draw:style-name="gr1" draw:text-style-name="P2" draw:layer="layout" svg:width="0.31cm" svg:height="0.309cm" svg:x="21.342cm" svg:y="17.051cm">
          <text:p/>
        </draw:circle>
        <draw:line draw:style-name="gr14" draw:text-style-name="P2" draw:layer="layout" svg:x1="20.308cm" svg:y1="16.483cm" svg:x2="21.341cm" svg:y2="16.483cm">
          <text:p/>
        </draw:line>
        <draw:circle draw:style-name="gr1" draw:text-style-name="P2" draw:layer="layout" svg:width="0.309cm" svg:height="0.309cm" svg:x="20.825cm" svg:y="16.69cm">
          <text:p/>
        </draw:circle>
        <draw:line draw:style-name="gr14" draw:text-style-name="P2" draw:layer="layout" svg:x1="20.514cm" svg:y1="16.844cm" svg:x2="20.824cm" svg:y2="16.844cm">
          <text:p/>
        </draw:line>
        <draw:line draw:style-name="gr14" draw:text-style-name="P2" draw:layer="layout" svg:x1="20.308cm" svg:y1="17.206cm" svg:x2="21.341cm" svg:y2="17.206cm">
          <text:p/>
        </draw:line>
        <draw:frame draw:style-name="gr9" draw:text-style-name="P1" draw:layer="layout" svg:width="6.5cm" svg:height="1.835cm" svg:x="17.1cm" svg:y="17.348cm">
          <draw:text-box>
            <text:p text:style-name="P3"><text:span text:style-name="T1">Adapted</text:span></text:p>
            <text:p text:style-name="P3"><text:span text:style-name="T1">Model Instance</text:span></text:p>
          </draw:text-box>
        </draw:frame>
        <draw:line draw:style-name="gr13" draw:text-style-name="P2" draw:layer="layout" svg:x1="17.1cm" svg:y1="17.696cm" svg:x2="12.1cm" svg:y2="17.696cm">
          <text:p/>
        </draw:line>
        <draw:frame draw:style-name="gr12" draw:text-style-name="P5" draw:layer="layout" svg:width="3.144cm" svg:height="0.806cm" svg:x="13.1cm" svg:y="16.79cm">
          <draw:text-box>
            <text:p text:style-name="P4"><text:span text:style-name="T2">&lt;&lt;adapts&gt;&gt;</text:span></text:p>
          </draw:text-box>
        </draw:frame>
        <draw:line draw:style-name="gr15" draw:text-style-name="P2" draw:layer="layout" svg:x1="14.5cm" svg:y1="19.099cm" svg:x2="14.5cm" svg:y2="0.099cm">
          <text:p/>
        </draw:line>
        <draw:line draw:style-name="gr15" draw:text-style-name="P2" draw:layer="layout" svg:x1="14.7cm" svg:y1="19.099cm" svg:x2="14.7cm" svg:y2="0.099cm">
          <text:p/>
        </draw:line>
        <draw:rect draw:style-name="gr1" draw:text-style-name="P1" draw:layer="layout" svg:width="6.5cm" svg:height="3cm" svg:x="28.6cm" svg:y="0.102cm">
          <text:p/>
        </draw:rect>
        <draw:rect draw:style-name="gr1" draw:text-style-name="P2" draw:layer="layout" svg:width="0.263cm" svg:height="0.263cm" svg:x="31.1cm" svg:y="0.501cm">
          <text:p/>
        </draw:rect>
        <draw:rect draw:style-name="gr1" draw:text-style-name="P2" draw:layer="layout" svg:width="0.263cm" svg:height="0.263cm" svg:x="31.1cm" svg:y="1.238cm">
          <text:p/>
        </draw:rect>
        <draw:rect draw:style-name="gr1" draw:text-style-name="P2" draw:layer="layout" svg:width="0.263cm" svg:height="0.264cm" svg:x="31.732cm" svg:y="0.869cm">
          <text:p/>
        </draw:rect>
        <draw:rect draw:style-name="gr1" draw:text-style-name="P2" draw:layer="layout" svg:width="0.263cm" svg:height="0.263cm" svg:x="32.363cm" svg:y="1.238cm">
          <text:p/>
        </draw:rect>
        <draw:line draw:style-name="gr1" draw:text-style-name="P2" draw:layer="layout" svg:x1="31.232cm" svg:y1="1.238cm" svg:x2="31.232cm" svg:y2="0.764cm">
          <text:p/>
        </draw:line>
        <draw:line draw:style-name="gr1" draw:text-style-name="P2" draw:layer="layout" svg:x1="31.363cm" svg:y1="1.37cm" svg:x2="31.863cm" svg:y2="1.133cm">
          <text:p/>
        </draw:line>
        <draw:line draw:style-name="gr1" draw:text-style-name="P2" draw:layer="layout" svg:x1="31.363cm" svg:y1="0.633cm" svg:x2="31.863cm" svg:y2="0.87cm">
          <text:p/>
        </draw:line>
        <draw:line draw:style-name="gr1" draw:text-style-name="P2" draw:layer="layout" svg:x1="31.995cm" svg:y1="1.001cm" svg:x2="32.495cm" svg:y2="1.001cm">
          <text:p/>
        </draw:line>
        <draw:line draw:style-name="gr1" draw:text-style-name="P2" draw:layer="layout" svg:x1="32.495cm" svg:y1="1.001cm" svg:x2="32.495cm" svg:y2="1.238cm">
          <text:p/>
        </draw:line>
        <draw:rect draw:style-name="gr1" draw:text-style-name="P2" draw:layer="layout" svg:width="0.263cm" svg:height="0.263cm" svg:x="31.1cm" svg:y="0.501cm">
          <text:p/>
        </draw:rect>
        <draw:rect draw:style-name="gr1" draw:text-style-name="P2" draw:layer="layout" svg:width="0.263cm" svg:height="0.263cm" svg:x="31.1cm" svg:y="1.238cm">
          <text:p/>
        </draw:rect>
        <draw:rect draw:style-name="gr1" draw:text-style-name="P2" draw:layer="layout" svg:width="0.263cm" svg:height="0.264cm" svg:x="31.732cm" svg:y="0.869cm">
          <text:p/>
        </draw:rect>
        <draw:rect draw:style-name="gr1" draw:text-style-name="P2" draw:layer="layout" svg:width="0.263cm" svg:height="0.263cm" svg:x="32.363cm" svg:y="1.238cm">
          <text:p/>
        </draw:rect>
        <draw:line draw:style-name="gr1" draw:text-style-name="P2" draw:layer="layout" svg:x1="31.232cm" svg:y1="1.238cm" svg:x2="31.232cm" svg:y2="0.764cm">
          <text:p/>
        </draw:line>
        <draw:line draw:style-name="gr1" draw:text-style-name="P2" draw:layer="layout" svg:x1="31.363cm" svg:y1="1.37cm" svg:x2="31.863cm" svg:y2="1.133cm">
          <text:p/>
        </draw:line>
        <draw:line draw:style-name="gr1" draw:text-style-name="P2" draw:layer="layout" svg:x1="31.363cm" svg:y1="0.633cm" svg:x2="31.863cm" svg:y2="0.87cm">
          <text:p/>
        </draw:line>
        <draw:line draw:style-name="gr1" draw:text-style-name="P2" draw:layer="layout" svg:x1="31.995cm" svg:y1="1.001cm" svg:x2="32.495cm" svg:y2="1.001cm">
          <text:p/>
        </draw:line>
        <draw:line draw:style-name="gr1" draw:text-style-name="P2" draw:layer="layout" svg:x1="32.495cm" svg:y1="1.001cm" svg:x2="32.495cm" svg:y2="1.238cm">
          <text:p/>
        </draw:line>
        <draw:frame draw:style-name="gr9" draw:text-style-name="P1" draw:layer="layout" svg:width="6.5cm" svg:height="1.55cm" svg:x="28.6cm" svg:y="1.801cm">
          <draw:text-box>
            <text:p text:style-name="P3"><text:span text:style-name="T1">Pivot Model</text:span></text:p>
          </draw:text-box>
        </draw:frame>
        <draw:line draw:style-name="gr16" draw:text-style-name="P2" draw:layer="layout" svg:x1="28.6cm" svg:y1="1.701cm" svg:x2="23.6cm" svg:y2="1.701cm">
          <text:p/>
        </draw:line>
        <draw:frame draw:style-name="gr12" draw:text-style-name="P5" draw:layer="layout" svg:width="4.185cm" svg:height="0.806cm" svg:x="24cm" svg:y="0.795cm">
          <draw:text-box>
            <text:p text:style-name="P4"><text:span text:style-name="T2">&lt;&lt;implements&gt;&gt;</text:span></text:p>
          </draw:text-box>
        </draw:frame>
        <draw:line draw:style-name="gr10" draw:text-style-name="P2" draw:layer="layout" svg:x1="31.85cm" svg:y1="8.101cm" svg:x2="31.85cm" svg:y2="3.101cm">
          <text:p/>
        </draw:line>
        <draw:frame draw:style-name="gr11" draw:text-style-name="P5" draw:layer="layout" svg:width="3.055cm" svg:height="0.806cm" svg:x="32.017cm" svg:y="4.501cm">
          <draw:text-box>
            <text:p text:style-name="P4"><text:span text:style-name="T2">&lt;&lt;knows&gt;&gt;</text:span></text:p>
          </draw:text-box>
        </draw:frame>
        <draw:rect draw:style-name="gr1" draw:text-style-name="P1" draw:layer="layout" svg:width="6.5cm" svg:height="3cm" svg:x="28.6cm" svg:y="10.299cm">
          <text:p/>
        </draw:rect>
        <draw:custom-shape draw:style-name="gr6" draw:text-style-name="P2" draw:layer="layout" svg:width="1.189cm" svg:height="1.189cm" svg:x="30.8cm" svg:y="10.45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31.24cm" svg:y="10.891cm">
          <text:p/>
        </draw:circle>
        <draw:circle draw:style-name="gr1" draw:text-style-name="P2" draw:layer="layout" svg:width="0.31cm" svg:height="0.31cm" svg:x="32.842cm" svg:y="10.529cm">
          <text:p/>
        </draw:circle>
        <draw:circle draw:style-name="gr1" draw:text-style-name="P2" draw:layer="layout" svg:width="0.31cm" svg:height="0.309cm" svg:x="32.842cm" svg:y="11.252cm">
          <text:p/>
        </draw:circle>
        <draw:line draw:style-name="gr14" draw:text-style-name="P2" draw:layer="layout" svg:x1="31.808cm" svg:y1="10.684cm" svg:x2="32.841cm" svg:y2="10.684cm">
          <text:p/>
        </draw:line>
        <draw:circle draw:style-name="gr1" draw:text-style-name="P2" draw:layer="layout" svg:width="0.309cm" svg:height="0.309cm" svg:x="32.325cm" svg:y="10.891cm">
          <text:p/>
        </draw:circle>
        <draw:line draw:style-name="gr14" draw:text-style-name="P2" draw:layer="layout" svg:x1="32.014cm" svg:y1="11.045cm" svg:x2="32.324cm" svg:y2="11.045cm">
          <text:p/>
        </draw:line>
        <draw:line draw:style-name="gr14" draw:text-style-name="P2" draw:layer="layout" svg:x1="31.808cm" svg:y1="11.407cm" svg:x2="32.841cm" svg:y2="11.407cm">
          <text:p/>
        </draw:line>
        <draw:frame draw:style-name="gr9" draw:text-style-name="P1" draw:layer="layout" svg:width="6.5cm" svg:height="1.835cm" svg:x="28.6cm" svg:y="11.549cm">
          <draw:text-box>
            <text:p text:style-name="P3"><text:span text:style-name="T1">Model Instance</text:span></text:p>
            <text:p text:style-name="P3"><text:span text:style-name="T1">Type Adaptation</text:span></text:p>
          </draw:text-box>
        </draw:frame>
        <draw:line draw:style-name="gr10" draw:text-style-name="P2" draw:layer="layout" svg:x1="31.85cm" svg:y1="10.301cm" svg:x2="31.85cm" svg:y2="8.901cm">
          <text:p/>
        </draw:line>
        <draw:frame draw:style-name="gr12" draw:text-style-name="P5" draw:layer="layout" svg:width="4.185cm" svg:height="0.806cm" svg:x="31.617cm" svg:y="9.601cm">
          <draw:text-box>
            <text:p text:style-name="P4"><text:span text:style-name="T2">&lt;&lt;implements&gt;&gt;</text:span></text:p>
          </draw:text-box>
        </draw:frame>
        <draw:line draw:style-name="gr17" draw:text-style-name="P2" draw:layer="layout" svg:x1="29.6cm" svg:y1="16.797cm" svg:x2="23.6cm" svg:y2="16.797cm">
          <text:p/>
        </draw:line>
        <draw:frame draw:style-name="gr12" draw:text-style-name="P5" draw:layer="layout" svg:width="4.083cm" svg:height="0.806cm" svg:x="25.517cm" svg:y="15.994cm">
          <draw:text-box>
            <text:p text:style-name="P4"><text:span text:style-name="T2">&lt;&lt;instance-of&gt;&gt;</text:span></text:p>
          </draw:text-box>
        </draw:frame>
        <draw:line draw:style-name="gr16" draw:text-style-name="P2" draw:layer="layout" svg:x1="19.7cm" svg:y1="8.1cm" svg:x2="19.7cm" svg:y2="3.1cm">
          <text:p/>
        </draw:line>
        <draw:frame draw:style-name="gr11" draw:text-style-name="P5" draw:layer="layout" svg:width="3.779cm" svg:height="0.806cm" svg:x="15.8cm" svg:y="5.8cm">
          <draw:text-box>
            <text:p text:style-name="P4"><text:span text:style-name="T2">&lt;&lt;describes&gt;&gt;</text:span></text:p>
          </draw:text-box>
        </draw:frame>
        <draw:line draw:style-name="gr10" draw:text-style-name="P2" draw:layer="layout" svg:x1="20.45cm" svg:y1="16.1cm" svg:x2="20.45cm" svg:y2="11.1cm">
          <text:p/>
        </draw:line>
        <draw:frame draw:style-name="gr11" draw:text-style-name="P5" draw:layer="layout" svg:width="4.083cm" svg:height="0.806cm" svg:x="20.617cm" svg:y="12.5cm">
          <draw:text-box>
            <text:p text:style-name="P4"><text:span text:style-name="T2">&lt;&lt;instance-of&gt;&gt;</text:span></text:p>
          </draw:text-box>
        </draw:frame>
        <draw:line draw:style-name="gr17" draw:text-style-name="P2" draw:layer="layout" svg:x1="33.9cm" svg:y1="17.5cm" svg:x2="33.9cm" svg:y2="13.3cm">
          <text:p/>
        </draw:line>
        <draw:frame draw:style-name="gr11" draw:text-style-name="P5" draw:layer="layout" svg:width="3.779cm" svg:height="0.806cm" svg:x="30.2cm" svg:y="16.794cm">
          <draw:text-box>
            <text:p text:style-name="P4"><text:span text:style-name="T2">&lt;&lt;describes&gt;&gt;</text:span></text:p>
          </draw:text-box>
        </draw:frame>
        <draw:rect draw:style-name="gr1" draw:text-style-name="P1" draw:layer="layout" svg:width="6.5cm" svg:height="3cm" svg:x="28.6cm" svg:y="5.9cm">
          <text:p/>
        </draw:rect>
        <draw:custom-shape draw:style-name="gr18" draw:text-style-name="P2" draw:layer="layout" svg:width="1.189cm" svg:height="1.189cm" svg:x="30.8cm" svg:y="6.05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9" draw:text-style-name="P2" draw:layer="layout" svg:width="0.309cm" svg:height="0.309cm" svg:x="31.24cm" svg:y="6.492cm">
          <text:p/>
        </draw:circle>
        <draw:circle draw:style-name="gr1" draw:text-style-name="P2" draw:layer="layout" svg:width="0.31cm" svg:height="0.31cm" svg:x="32.842cm" svg:y="6.13cm">
          <text:p/>
        </draw:circle>
        <draw:circle draw:style-name="gr1" draw:text-style-name="P2" draw:layer="layout" svg:width="0.31cm" svg:height="0.309cm" svg:x="32.842cm" svg:y="6.853cm">
          <text:p/>
        </draw:circle>
        <draw:line draw:style-name="gr14" draw:text-style-name="P2" draw:layer="layout" svg:x1="31.808cm" svg:y1="6.285cm" svg:x2="32.841cm" svg:y2="6.285cm">
          <text:p/>
        </draw:line>
        <draw:circle draw:style-name="gr1" draw:text-style-name="P2" draw:layer="layout" svg:width="0.309cm" svg:height="0.309cm" svg:x="32.325cm" svg:y="6.492cm">
          <text:p/>
        </draw:circle>
        <draw:line draw:style-name="gr14" draw:text-style-name="P2" draw:layer="layout" svg:x1="32.014cm" svg:y1="6.646cm" svg:x2="32.324cm" svg:y2="6.646cm">
          <text:p/>
        </draw:line>
        <draw:line draw:style-name="gr14" draw:text-style-name="P2" draw:layer="layout" svg:x1="31.808cm" svg:y1="7.008cm" svg:x2="32.841cm" svg:y2="7.008cm">
          <text:p/>
        </draw:line>
        <draw:frame draw:style-name="gr9" draw:text-style-name="P1" draw:layer="layout" svg:width="6.5cm" svg:height="1.835cm" svg:x="28.6cm" svg:y="7.15cm">
          <draw:text-box>
            <text:p text:style-name="P3"><text:span text:style-name="T1">Model Instance</text:span></text:p>
            <text:p text:style-name="P3"><text:span text:style-name="T1">Type Model</text:span></text:p>
          </draw:text-box>
        </draw:frame>
        <draw:line draw:style-name="gr10" draw:text-style-name="P2" draw:layer="layout" svg:x1="33.9cm" svg:y1="17.5cm" svg:x2="23.6cm" svg:y2="17.5cm">
          <text:p/>
        </draw:line>
        <draw:line draw:style-name="gr13" draw:text-style-name="P2" draw:layer="layout" svg:x1="29.6cm" svg:y1="16.8cm" svg:x2="29.6cm" svg:y2="13.3cm">
          <text:p/>
        </draw:line>
        <draw:rect draw:style-name="gr1" draw:text-style-name="P1" draw:layer="layout" svg:width="6.5cm" svg:height="3cm" svg:x="40.1cm" svg:y="16.1cm">
          <text:p/>
        </draw:rect>
        <draw:rect draw:style-name="gr4" draw:text-style-name="P2" draw:layer="layout" svg:width="0.249cm" svg:height="0.249cm" svg:x="43.342cm" svg:y="16.324cm">
          <text:p/>
        </draw:rect>
        <draw:rect draw:style-name="gr4" draw:text-style-name="P2" draw:layer="layout" svg:width="0.249cm" svg:height="0.249cm" svg:x="43.342cm" svg:y="17.019cm">
          <text:p/>
        </draw:rect>
        <draw:rect draw:style-name="gr4" draw:text-style-name="P2" draw:layer="layout" svg:width="0.248cm" svg:height="0.247cm" svg:x="43.938cm" svg:y="16.673cm">
          <text:p/>
        </draw:rect>
        <draw:rect draw:style-name="gr4" draw:text-style-name="P2" draw:layer="layout" svg:width="0.248cm" svg:height="0.249cm" svg:x="44.534cm" svg:y="16.324cm">
          <text:p/>
        </draw:rect>
        <draw:line draw:style-name="gr3" draw:text-style-name="P2" draw:layer="layout" svg:x1="43.591cm" svg:y1="17.144cm" svg:x2="44.063cm" svg:y2="16.921cm">
          <text:p/>
        </draw:line>
        <draw:line draw:style-name="gr3" draw:text-style-name="P2" draw:layer="layout" svg:x1="43.591cm" svg:y1="16.449cm" svg:x2="44.063cm" svg:y2="16.672cm">
          <text:p/>
        </draw:line>
        <draw:line draw:style-name="gr3" draw:text-style-name="P2" draw:layer="layout" svg:x1="44.186cm" svg:y1="16.796cm" svg:x2="44.658cm" svg:y2="16.796cm">
          <text:p/>
        </draw:line>
        <draw:line draw:style-name="gr3" draw:text-style-name="P2" draw:layer="layout" svg:x1="44.658cm" svg:y1="16.573cm" svg:x2="44.658cm" svg:y2="16.796cm">
          <text:p/>
        </draw:line>
        <draw:circle draw:style-name="gr4" draw:text-style-name="P2" draw:layer="layout" svg:width="0.298cm" svg:height="0.298cm" svg:x="42.498cm" svg:y="16.3cm">
          <text:p/>
        </draw:circle>
        <draw:circle draw:style-name="gr1" draw:text-style-name="P2" draw:layer="layout" svg:width="0.298cm" svg:height="0.298cm" svg:x="42.498cm" svg:y="16.995cm">
          <text:p/>
        </draw:circle>
        <draw:line draw:style-name="gr5" draw:text-style-name="P2" draw:layer="layout" svg:x1="42.796cm" svg:y1="16.449cm" svg:x2="43.342cm" svg:y2="16.449cm">
          <text:p/>
        </draw:line>
        <draw:line draw:style-name="gr5" draw:text-style-name="P2" draw:layer="layout" svg:x1="42.796cm" svg:y1="17.144cm" svg:x2="43.342cm" svg:y2="17.144cm">
          <text:p/>
        </draw:line>
        <draw:circle draw:style-name="gr7" draw:text-style-name="P2" draw:layer="layout" svg:width="0.298cm" svg:height="0.297cm" svg:x="42.002cm" svg:y="16.648cm">
          <text:p/>
        </draw:circle>
        <draw:line draw:style-name="gr5" draw:text-style-name="P2" draw:layer="layout" svg:x1="42.3cm" svg:y1="16.796cm" svg:x2="43.938cm" svg:y2="16.796cm">
          <text:p/>
        </draw:line>
        <draw:frame draw:style-name="gr9" draw:text-style-name="P1" draw:layer="layout" svg:width="6.5cm" svg:height="1.835cm" svg:x="40.1cm" svg:y="17.3cm">
          <draw:text-box>
            <text:p text:style-name="P3"><text:span text:style-name="T1">OCL </text:span><text:span text:style-name="T1"><text:line-break/></text:span><text:span text:style-name="T1">Standard Library</text:span></text:p>
          </draw:text-box>
        </draw:frame>
        <draw:line draw:style-name="gr10" draw:text-style-name="P2" draw:layer="layout" svg:x1="43.353cm" svg:y1="16.1cm" svg:x2="43.353cm" svg:y2="11.1cm">
          <text:p/>
        </draw:line>
        <draw:frame draw:style-name="gr12" draw:text-style-name="P5" draw:layer="layout" svg:width="4.185cm" svg:height="0.806cm" svg:x="39.12cm" svg:y="12.5cm">
          <draw:text-box>
            <text:p text:style-name="P4"><text:span text:style-name="T2">&lt;&lt;implements&gt;&gt;</text:span></text:p>
          </draw:text-box>
        </draw:frame>
        <draw:line draw:style-name="gr10" draw:text-style-name="P2" draw:layer="layout" svg:x1="40.1cm" svg:y1="18.3cm" svg:x2="23.6cm" svg:y2="18.3cm">
          <text:p/>
        </draw:line>
        <draw:frame draw:style-name="gr12" draw:text-style-name="P5" draw:layer="layout" svg:width="3.279cm" svg:height="0.806cm" svg:x="30.6cm" svg:y="18.294cm">
          <draw:text-box>
            <text:p text:style-name="P4"><text:span text:style-name="T2">&lt;&lt;queries&gt;&gt;</text:span></text:p>
          </draw:text-box>
        </draw:frame>
      </draw:page>
      <draw:page draw:name="page2" draw:style-name="dp1" draw:master-page-name="Standard">
        <office:forms form:automatic-focus="false" form:apply-design-mode="false"/>
        <draw:rect draw:style-name="gr20" draw:text-style-name="P1" draw:layer="layout" svg:width="6.5cm" svg:height="3cm" svg:x="5.6cm" svg:y="16.098cm">
          <text:p/>
        </draw:rect>
        <draw:rect draw:style-name="gr20" draw:text-style-name="P1" draw:layer="layout" svg:width="6.5cm" svg:height="3cm" svg:x="5.6cm" svg:y="0.101cm">
          <text:p/>
        </draw:rect>
        <draw:rect draw:style-name="gr20" draw:text-style-name="P1" draw:layer="layout" svg:width="6.5cm" svg:height="3cm" svg:x="5.6cm" svg:y="8.1cm">
          <text:p/>
        </draw:rect>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rect draw:style-name="gr4" draw:text-style-name="P2" draw:layer="layout" svg:width="0.249cm" svg:height="0.249cm" svg:x="8.84cm" svg:y="8.524cm">
          <text:p/>
        </draw:rect>
        <draw:rect draw:style-name="gr4" draw:text-style-name="P2" draw:layer="layout" svg:width="0.249cm" svg:height="0.249cm" svg:x="8.84cm" svg:y="9.219cm">
          <text:p/>
        </draw:rect>
        <draw:rect draw:style-name="gr4" draw:text-style-name="P2" draw:layer="layout" svg:width="0.248cm" svg:height="0.247cm" svg:x="9.436cm" svg:y="8.873cm">
          <text:p/>
        </draw:rect>
        <draw:rect draw:style-name="gr4" draw:text-style-name="P2" draw:layer="layout" svg:width="0.248cm" svg:height="0.249cm" svg:x="10.032cm" svg:y="8.524cm">
          <text:p/>
        </draw:rect>
        <draw:line draw:style-name="gr3" draw:text-style-name="P2" draw:layer="layout" svg:x1="9.089cm" svg:y1="9.344cm" svg:x2="9.561cm" svg:y2="9.121cm">
          <text:p/>
        </draw:line>
        <draw:line draw:style-name="gr3" draw:text-style-name="P2" draw:layer="layout" svg:x1="9.089cm" svg:y1="8.649cm" svg:x2="9.561cm" svg:y2="8.872cm">
          <text:p/>
        </draw:line>
        <draw:line draw:style-name="gr3" draw:text-style-name="P2" draw:layer="layout" svg:x1="9.684cm" svg:y1="8.996cm" svg:x2="10.156cm" svg:y2="8.996cm">
          <text:p/>
        </draw:line>
        <draw:line draw:style-name="gr3" draw:text-style-name="P2" draw:layer="layout" svg:x1="10.156cm" svg:y1="8.773cm" svg:x2="10.156cm" svg:y2="8.996cm">
          <text:p/>
        </draw:line>
        <draw:circle draw:style-name="gr1" draw:text-style-name="P2" draw:layer="layout" svg:width="0.298cm" svg:height="0.298cm" svg:x="7.996cm" svg:y="8.5cm">
          <text:p/>
        </draw:circle>
        <draw:circle draw:style-name="gr1" draw:text-style-name="P2" draw:layer="layout" svg:width="0.298cm" svg:height="0.298cm" svg:x="7.996cm" svg:y="9.195cm">
          <text:p/>
        </draw:circle>
        <draw:line draw:style-name="gr5" draw:text-style-name="P2" draw:layer="layout" svg:x1="8.294cm" svg:y1="8.649cm" svg:x2="8.84cm" svg:y2="8.649cm">
          <text:p/>
        </draw:line>
        <draw:line draw:style-name="gr5" draw:text-style-name="P2" draw:layer="layout" svg:x1="8.294cm" svg:y1="9.344cm" svg:x2="8.84cm" svg:y2="9.344cm">
          <text:p/>
        </draw:line>
        <draw:circle draw:style-name="gr1" draw:text-style-name="P2" draw:layer="layout" svg:width="0.298cm" svg:height="0.297cm" svg:x="7.5cm" svg:y="8.848cm">
          <text:p/>
        </draw:circle>
        <draw:line draw:style-name="gr5" draw:text-style-name="P2" draw:layer="layout" svg:x1="7.798cm" svg:y1="8.996cm" svg:x2="9.436cm" svg:y2="8.996cm">
          <text:p/>
        </draw:line>
        <draw:custom-shape draw:style-name="gr6" draw:text-style-name="P2" draw:layer="layout" svg:width="1.189cm" svg:height="1.189cm" svg:x="7.8cm" svg:y="16.4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8.24cm" svg:y="16.89cm">
          <text:p/>
        </draw:circle>
        <draw:circle draw:style-name="gr4" draw:text-style-name="P2" draw:layer="layout" svg:width="0.31cm" svg:height="0.31cm" svg:x="9.842cm" svg:y="16.528cm">
          <text:p/>
        </draw:circle>
        <draw:circle draw:style-name="gr1" draw:text-style-name="P2" draw:layer="layout" svg:width="0.31cm" svg:height="0.309cm" svg:x="9.842cm" svg:y="17.251cm">
          <text:p/>
        </draw:circle>
        <draw:line draw:style-name="gr5" draw:text-style-name="P2" draw:layer="layout" svg:x1="8.808cm" svg:y1="16.683cm" svg:x2="9.841cm" svg:y2="16.683cm">
          <text:p/>
        </draw:line>
        <draw:circle draw:style-name="gr7" draw:text-style-name="P2" draw:layer="layout" svg:width="0.309cm" svg:height="0.309cm" svg:x="9.325cm" svg:y="16.89cm">
          <text:p/>
        </draw:circle>
        <draw:line draw:style-name="gr5" draw:text-style-name="P2" draw:layer="layout" svg:x1="9.014cm" svg:y1="17.044cm" svg:x2="9.324cm" svg:y2="17.044cm">
          <text:p/>
        </draw:line>
        <draw:line draw:style-name="gr5" draw:text-style-name="P2" draw:layer="layout" svg:x1="8.808cm" svg:y1="17.406cm" svg:x2="9.841cm" svg:y2="17.406cm">
          <text:p/>
        </draw:line>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line draw:style-name="gr8" draw:text-style-name="P2" draw:layer="layout" svg:x1="0.1cm" svg:y1="5.6cm" svg:x2="46.6cm" svg:y2="5.6cm">
          <text:p/>
        </draw:line>
        <draw:line draw:style-name="gr8" draw:text-style-name="P2" draw:layer="layout" svg:x1="0.1cm" svg:y1="13.6cm" svg:x2="46.6cm" svg:y2="13.6cm">
          <text:p/>
        </draw:line>
        <draw:frame draw:style-name="gr9" draw:text-style-name="P1" draw:layer="layout" svg:width="6.5cm" svg:height="1.55cm" svg:x="5.6cm" svg:y="1.8cm">
          <draw:text-box>
            <text:p text:style-name="P3"><text:span text:style-name="T1">Meta-Model</text:span></text:p>
          </draw:text-box>
        </draw:frame>
        <draw:frame draw:style-name="gr9" draw:text-style-name="P1" draw:layer="layout" svg:width="6.5cm" svg:height="1.55cm" svg:x="5.6cm" svg:y="9.8cm">
          <draw:text-box>
            <text:p text:style-name="P3"><text:span text:style-name="T1">Model</text:span></text:p>
          </draw:text-box>
        </draw:frame>
        <draw:frame draw:style-name="gr9" draw:text-style-name="P1" draw:layer="layout" svg:width="6.5cm" svg:height="1.55cm" svg:x="5.6cm" svg:y="17.548cm">
          <draw:text-box>
            <text:p text:style-name="P3"><text:span text:style-name="T1">Model Instance</text:span></text:p>
          </draw:text-box>
        </draw:frame>
        <draw:line draw:style-name="gr10" draw:text-style-name="P2" draw:layer="layout" svg:x1="8.85cm" svg:y1="8.1cm" svg:x2="8.85cm" svg:y2="3.1cm">
          <text:p/>
        </draw:line>
        <draw:frame draw:style-name="gr11" draw:text-style-name="P5" draw:layer="layout" svg:width="4.083cm" svg:height="0.806cm" svg:x="9.017cm" svg:y="4.5cm">
          <draw:text-box>
            <text:p text:style-name="P4"><text:span text:style-name="T2">&lt;&lt;instance-of&gt;&gt;</text:span></text:p>
          </draw:text-box>
        </draw:frame>
        <draw:line draw:style-name="gr10" draw:text-style-name="P2" draw:layer="layout" svg:x1="8.85cm" svg:y1="16.1cm" svg:x2="8.85cm" svg:y2="11.1cm">
          <text:p/>
        </draw:line>
        <draw:frame draw:style-name="gr12" draw:text-style-name="P5" draw:layer="layout" svg:width="4.083cm" svg:height="0.806cm" svg:x="9.017cm" svg:y="12.5cm">
          <draw:text-box>
            <text:p text:style-name="P4"><text:span text:style-name="T2">&lt;&lt;instance-of&gt;&gt;</text:span></text:p>
          </draw:text-box>
        </draw:frame>
        <draw:rect draw:style-name="gr20" draw:text-style-name="P1" draw:layer="layout" svg:width="6.5cm" svg:height="3cm" svg:x="40.098cm" svg:y="8.099cm">
          <text:p/>
        </draw:rect>
        <draw:rect draw:style-name="gr4" draw:text-style-name="P2" draw:layer="layout" svg:width="0.249cm" svg:height="0.249cm" svg:x="43.34cm" svg:y="8.523cm">
          <text:p/>
        </draw:rect>
        <draw:rect draw:style-name="gr4" draw:text-style-name="P2" draw:layer="layout" svg:width="0.249cm" svg:height="0.249cm" svg:x="43.34cm" svg:y="9.218cm">
          <text:p/>
        </draw:rect>
        <draw:rect draw:style-name="gr4" draw:text-style-name="P2" draw:layer="layout" svg:width="0.248cm" svg:height="0.247cm" svg:x="43.936cm" svg:y="8.872cm">
          <text:p/>
        </draw:rect>
        <draw:rect draw:style-name="gr4" draw:text-style-name="P2" draw:layer="layout" svg:width="0.248cm" svg:height="0.249cm" svg:x="44.532cm" svg:y="8.523cm">
          <text:p/>
        </draw:rect>
        <draw:line draw:style-name="gr3" draw:text-style-name="P2" draw:layer="layout" svg:x1="43.589cm" svg:y1="9.343cm" svg:x2="44.061cm" svg:y2="9.12cm">
          <text:p/>
        </draw:line>
        <draw:line draw:style-name="gr3" draw:text-style-name="P2" draw:layer="layout" svg:x1="43.589cm" svg:y1="8.648cm" svg:x2="44.061cm" svg:y2="8.871cm">
          <text:p/>
        </draw:line>
        <draw:line draw:style-name="gr3" draw:text-style-name="P2" draw:layer="layout" svg:x1="44.184cm" svg:y1="8.995cm" svg:x2="44.656cm" svg:y2="8.995cm">
          <text:p/>
        </draw:line>
        <draw:line draw:style-name="gr3" draw:text-style-name="P2" draw:layer="layout" svg:x1="44.656cm" svg:y1="8.772cm" svg:x2="44.656cm" svg:y2="8.995cm">
          <text:p/>
        </draw:line>
        <draw:circle draw:style-name="gr4" draw:text-style-name="P2" draw:layer="layout" svg:width="0.298cm" svg:height="0.298cm" svg:x="42.496cm" svg:y="8.499cm">
          <text:p/>
        </draw:circle>
        <draw:circle draw:style-name="gr1" draw:text-style-name="P2" draw:layer="layout" svg:width="0.298cm" svg:height="0.298cm" svg:x="42.496cm" svg:y="9.194cm">
          <text:p/>
        </draw:circle>
        <draw:line draw:style-name="gr5" draw:text-style-name="P2" draw:layer="layout" svg:x1="42.794cm" svg:y1="8.648cm" svg:x2="43.34cm" svg:y2="8.648cm">
          <text:p/>
        </draw:line>
        <draw:line draw:style-name="gr5" draw:text-style-name="P2" draw:layer="layout" svg:x1="42.794cm" svg:y1="9.343cm" svg:x2="43.34cm" svg:y2="9.343cm">
          <text:p/>
        </draw:line>
        <draw:circle draw:style-name="gr7" draw:text-style-name="P2" draw:layer="layout" svg:width="0.298cm" svg:height="0.297cm" svg:x="42cm" svg:y="8.847cm">
          <text:p/>
        </draw:circle>
        <draw:line draw:style-name="gr5" draw:text-style-name="P2" draw:layer="layout" svg:x1="42.298cm" svg:y1="8.995cm" svg:x2="43.936cm" svg:y2="8.995cm">
          <text:p/>
        </draw:line>
        <draw:frame draw:style-name="gr9" draw:text-style-name="P1" draw:layer="layout" svg:width="6.5cm" svg:height="1.55cm" svg:x="40.098cm" svg:y="9.799cm">
          <draw:text-box>
            <text:p text:style-name="P3"><text:span text:style-name="T1">OCL Constraints</text:span></text:p>
          </draw:text-box>
        </draw:frame>
        <draw:frame draw:style-name="gr9" draw:text-style-name="P7" draw:layer="layout" svg:width="6.5cm" svg:height="1.55cm" svg:x="0.3cm" svg:y="1.2cm">
          <draw:text-box>
            <text:p text:style-name="P6"><text:span text:style-name="T3">Mn+1</text:span></text:p>
          </draw:text-box>
        </draw:frame>
        <draw:frame draw:style-name="gr9" draw:text-style-name="P7" draw:layer="layout" svg:width="6.5cm" svg:height="1.55cm" svg:x="0.3cm" svg:y="9.2cm">
          <draw:text-box>
            <text:p text:style-name="P6"><text:span text:style-name="T3">Mn</text:span></text:p>
          </draw:text-box>
        </draw:frame>
        <draw:frame draw:style-name="gr9" draw:text-style-name="P7" draw:layer="layout" svg:width="6.5cm" svg:height="1.55cm" svg:x="0.3cm" svg:y="17.2cm">
          <draw:text-box>
            <text:p text:style-name="P6"><text:span text:style-name="T3">Mn-1</text:span></text:p>
          </draw:text-box>
        </draw:frame>
        <draw:rect draw:style-name="gr21" draw:text-style-name="P1" draw:layer="layout" svg:width="6.5cm" svg:height="3cm" svg:x="40.098cm" svg:y="0.101cm">
          <text:p/>
        </draw:rect>
        <draw:rect draw:style-name="gr1" draw:text-style-name="P2" draw:layer="layout" svg:width="0.263cm" svg:height="0.263cm" svg:x="42.6cm" svg:y="0.499cm">
          <text:p/>
        </draw:rect>
        <draw:rect draw:style-name="gr1" draw:text-style-name="P2" draw:layer="layout" svg:width="0.263cm" svg:height="0.263cm" svg:x="42.6cm" svg:y="1.236cm">
          <text:p/>
        </draw:rect>
        <draw:rect draw:style-name="gr1" draw:text-style-name="P2" draw:layer="layout" svg:width="0.263cm" svg:height="0.264cm" svg:x="43.232cm" svg:y="0.867cm">
          <text:p/>
        </draw:rect>
        <draw:rect draw:style-name="gr1" draw:text-style-name="P2" draw:layer="layout" svg:width="0.263cm" svg:height="0.263cm" svg:x="43.863cm" svg:y="1.236cm">
          <text:p/>
        </draw:rect>
        <draw:line draw:style-name="gr1" draw:text-style-name="P2" draw:layer="layout" svg:x1="42.863cm" svg:y1="1.368cm" svg:x2="43.363cm" svg:y2="1.131cm">
          <text:p/>
        </draw:line>
        <draw:line draw:style-name="gr1" draw:text-style-name="P2" draw:layer="layout" svg:x1="42.863cm" svg:y1="0.631cm" svg:x2="43.363cm" svg:y2="0.868cm">
          <text:p/>
        </draw:line>
        <draw:line draw:style-name="gr1" draw:text-style-name="P2" draw:layer="layout" svg:x1="43.495cm" svg:y1="0.999cm" svg:x2="43.995cm" svg:y2="0.999cm">
          <text:p/>
        </draw:line>
        <draw:line draw:style-name="gr1" draw:text-style-name="P2" draw:layer="layout" svg:x1="43.995cm" svg:y1="0.999cm" svg:x2="43.995cm" svg:y2="1.236cm">
          <text:p/>
        </draw:line>
        <draw:rect draw:style-name="gr1" draw:text-style-name="P2" draw:layer="layout" svg:width="0.263cm" svg:height="0.263cm" svg:x="42.6cm" svg:y="0.499cm">
          <text:p/>
        </draw:rect>
        <draw:rect draw:style-name="gr1" draw:text-style-name="P2" draw:layer="layout" svg:width="0.263cm" svg:height="0.263cm" svg:x="42.6cm" svg:y="1.236cm">
          <text:p/>
        </draw:rect>
        <draw:rect draw:style-name="gr1" draw:text-style-name="P2" draw:layer="layout" svg:width="0.263cm" svg:height="0.264cm" svg:x="43.232cm" svg:y="0.867cm">
          <text:p/>
        </draw:rect>
        <draw:rect draw:style-name="gr1" draw:text-style-name="P2" draw:layer="layout" svg:width="0.263cm" svg:height="0.263cm" svg:x="43.863cm" svg:y="1.236cm">
          <text:p/>
        </draw:rect>
        <draw:line draw:style-name="gr1" draw:text-style-name="P2" draw:layer="layout" svg:x1="42.863cm" svg:y1="1.368cm" svg:x2="43.363cm" svg:y2="1.131cm">
          <text:p/>
        </draw:line>
        <draw:line draw:style-name="gr1" draw:text-style-name="P2" draw:layer="layout" svg:x1="42.863cm" svg:y1="0.631cm" svg:x2="43.363cm" svg:y2="0.868cm">
          <text:p/>
        </draw:line>
        <draw:line draw:style-name="gr1" draw:text-style-name="P2" draw:layer="layout" svg:x1="43.495cm" svg:y1="0.999cm" svg:x2="43.995cm" svg:y2="0.999cm">
          <text:p/>
        </draw:line>
        <draw:line draw:style-name="gr1" draw:text-style-name="P2" draw:layer="layout" svg:x1="43.995cm" svg:y1="0.999cm" svg:x2="43.995cm" svg:y2="1.236cm">
          <text:p/>
        </draw:line>
        <draw:frame draw:style-name="gr9" draw:text-style-name="P1" draw:layer="layout" svg:width="6.5cm" svg:height="1.55cm" svg:x="40.098cm" svg:y="1.799cm">
          <draw:text-box>
            <text:p text:style-name="P3"><text:span text:style-name="T1">Essential OCL</text:span></text:p>
          </draw:text-box>
        </draw:frame>
        <draw:line draw:style-name="gr10" draw:text-style-name="P2" draw:layer="layout" svg:x1="43.35cm" svg:y1="8.099cm" svg:x2="43.35cm" svg:y2="3.099cm">
          <text:p/>
        </draw:line>
        <draw:frame draw:style-name="gr12" draw:text-style-name="P5" draw:layer="layout" svg:width="4.083cm" svg:height="0.806cm" svg:x="39.117cm" svg:y="4.499cm">
          <draw:text-box>
            <text:p text:style-name="P4"><text:span text:style-name="T2">&lt;&lt;instance-of&gt;&gt;</text:span></text:p>
          </draw:text-box>
        </draw:frame>
        <draw:line draw:style-name="gr5" draw:text-style-name="P2" draw:layer="layout" svg:x1="41.994cm" svg:y1="0.649cm" svg:x2="42.54cm" svg:y2="0.649cm">
          <text:p/>
        </draw:line>
        <draw:line draw:style-name="gr5" draw:text-style-name="P2" draw:layer="layout" svg:x1="41.994cm" svg:y1="1.344cm" svg:x2="42.54cm" svg:y2="1.344cm">
          <text:p/>
        </draw:line>
        <draw:line draw:style-name="gr5" draw:text-style-name="P2" draw:layer="layout" svg:x1="41.498cm" svg:y1="0.996cm" svg:x2="43.136cm" svg:y2="0.996cm">
          <text:p/>
        </draw:line>
        <draw:rect draw:style-name="gr2" draw:text-style-name="P2" draw:layer="layout" svg:width="0.263cm" svg:height="0.263cm" svg:x="41.901cm" svg:y="0.499cm">
          <text:p/>
        </draw:rect>
        <draw:rect draw:style-name="gr2" draw:text-style-name="P2" draw:layer="layout" svg:width="0.263cm" svg:height="0.263cm" svg:x="41.901cm" svg:y="1.236cm">
          <text:p/>
        </draw:rect>
        <draw:rect draw:style-name="gr2" draw:text-style-name="P2" draw:layer="layout" svg:width="0.263cm" svg:height="0.264cm" svg:x="41.433cm" svg:y="0.867cm">
          <text:p/>
        </draw:rect>
        <draw:line draw:style-name="gr10" draw:text-style-name="P2" draw:layer="layout" svg:x1="40.1cm" svg:y1="1.699cm" svg:x2="35.1cm" svg:y2="1.699cm">
          <text:p/>
        </draw:line>
        <draw:frame draw:style-name="gr12" draw:text-style-name="P5" draw:layer="layout" svg:width="3.385cm" svg:height="0.806cm" svg:x="36.1cm" svg:y="0.793cm">
          <draw:text-box>
            <text:p text:style-name="P4"><text:span text:style-name="T2">&lt;&lt;extends&gt;&gt;</text:span></text:p>
          </draw:text-box>
        </draw:frame>
        <draw:rect draw:style-name="gr22" draw:text-style-name="P1" draw:layer="layout" svg:width="6.5cm" svg:height="3cm" svg:x="17.1cm" svg:y="0.101cm">
          <text:p/>
        </draw:rect>
        <draw:rect draw:style-name="gr1" draw:text-style-name="P2" draw:layer="layout" svg:width="0.263cm" svg:height="0.263cm" svg:x="19.6cm" svg:y="0.3cm">
          <text:p/>
        </draw:rect>
        <draw:rect draw:style-name="gr1" draw:text-style-name="P2" draw:layer="layout" svg:width="0.263cm" svg:height="0.263cm" svg:x="19.6cm" svg:y="1.037cm">
          <text:p/>
        </draw:rect>
        <draw:rect draw:style-name="gr1" draw:text-style-name="P2" draw:layer="layout" svg:width="0.263cm" svg:height="0.264cm" svg:x="20.232cm" svg:y="0.668cm">
          <text:p/>
        </draw:rect>
        <draw:rect draw:style-name="gr1" draw:text-style-name="P2" draw:layer="layout" svg:width="0.263cm" svg:height="0.263cm" svg:x="20.863cm" svg:y="1.037cm">
          <text:p/>
        </draw:rect>
        <draw:line draw:style-name="gr1" draw:text-style-name="P2" draw:layer="layout" svg:x1="19.732cm" svg:y1="1.037cm" svg:x2="19.732cm" svg:y2="0.563cm">
          <text:p/>
        </draw:line>
        <draw:line draw:style-name="gr1" draw:text-style-name="P2" draw:layer="layout" svg:x1="19.863cm" svg:y1="1.169cm" svg:x2="20.363cm" svg:y2="0.932cm">
          <text:p/>
        </draw:line>
        <draw:line draw:style-name="gr1" draw:text-style-name="P2" draw:layer="layout" svg:x1="19.863cm" svg:y1="0.432cm" svg:x2="20.363cm" svg:y2="0.669cm">
          <text:p/>
        </draw:line>
        <draw:line draw:style-name="gr1" draw:text-style-name="P2" draw:layer="layout" svg:x1="20.495cm" svg:y1="0.8cm" svg:x2="20.995cm" svg:y2="0.8cm">
          <text:p/>
        </draw:line>
        <draw:line draw:style-name="gr1" draw:text-style-name="P2" draw:layer="layout" svg:x1="20.995cm" svg:y1="0.8cm" svg:x2="20.995cm" svg:y2="1.037cm">
          <text:p/>
        </draw:line>
        <draw:rect draw:style-name="gr1" draw:text-style-name="P2" draw:layer="layout" svg:width="0.263cm" svg:height="0.263cm" svg:x="19.6cm" svg:y="0.3cm">
          <text:p/>
        </draw:rect>
        <draw:rect draw:style-name="gr1" draw:text-style-name="P2" draw:layer="layout" svg:width="0.263cm" svg:height="0.263cm" svg:x="19.6cm" svg:y="1.037cm">
          <text:p/>
        </draw:rect>
        <draw:rect draw:style-name="gr1" draw:text-style-name="P2" draw:layer="layout" svg:width="0.263cm" svg:height="0.264cm" svg:x="20.232cm" svg:y="0.668cm">
          <text:p/>
        </draw:rect>
        <draw:rect draw:style-name="gr1" draw:text-style-name="P2" draw:layer="layout" svg:width="0.263cm" svg:height="0.263cm" svg:x="20.863cm" svg:y="1.037cm">
          <text:p/>
        </draw:rect>
        <draw:line draw:style-name="gr1" draw:text-style-name="P2" draw:layer="layout" svg:x1="19.732cm" svg:y1="1.037cm" svg:x2="19.732cm" svg:y2="0.563cm">
          <text:p/>
        </draw:line>
        <draw:line draw:style-name="gr1" draw:text-style-name="P2" draw:layer="layout" svg:x1="19.863cm" svg:y1="1.169cm" svg:x2="20.363cm" svg:y2="0.932cm">
          <text:p/>
        </draw:line>
        <draw:line draw:style-name="gr1" draw:text-style-name="P2" draw:layer="layout" svg:x1="19.863cm" svg:y1="0.432cm" svg:x2="20.363cm" svg:y2="0.669cm">
          <text:p/>
        </draw:line>
        <draw:line draw:style-name="gr1" draw:text-style-name="P2" draw:layer="layout" svg:x1="20.495cm" svg:y1="0.8cm" svg:x2="20.995cm" svg:y2="0.8cm">
          <text:p/>
        </draw:line>
        <draw:line draw:style-name="gr1" draw:text-style-name="P2" draw:layer="layout" svg:x1="20.995cm" svg:y1="0.8cm" svg:x2="20.995cm" svg:y2="1.037cm">
          <text:p/>
        </draw:line>
        <draw:frame draw:style-name="gr9" draw:text-style-name="P1" draw:layer="layout" svg:width="6.5cm" svg:height="1.835cm" svg:x="17.1cm" svg:y="1.3cm">
          <draw:text-box>
            <text:p text:style-name="P3"><text:span text:style-name="T1">Adaptated</text:span><text:span text:style-name="T1"><text:line-break/></text:span><text:span text:style-name="T1">Meta-Model</text:span></text:p>
          </draw:text-box>
        </draw:frame>
        <draw:line draw:style-name="gr13" draw:text-style-name="P2" draw:layer="layout" svg:x1="17.1cm" svg:y1="1.7cm" svg:x2="12.1cm" svg:y2="1.7cm">
          <text:p/>
        </draw:line>
        <draw:frame draw:style-name="gr12" draw:text-style-name="P5" draw:layer="layout" svg:width="3.144cm" svg:height="0.806cm" svg:x="13.1cm" svg:y="0.794cm">
          <draw:text-box>
            <text:p text:style-name="P4"><text:span text:style-name="T2">&lt;&lt;adapts&gt;&gt;</text:span></text:p>
          </draw:text-box>
        </draw:frame>
        <draw:rect draw:style-name="gr20" draw:text-style-name="P1" draw:layer="layout" svg:width="6.5cm" svg:height="3cm" svg:x="17.1cm" svg:y="8.1cm">
          <text:p/>
        </draw:rect>
        <draw:rect draw:style-name="gr1" draw:text-style-name="P2" draw:layer="layout" svg:width="0.249cm" svg:height="0.249cm" svg:x="20.34cm" svg:y="8.524cm">
          <text:p/>
        </draw:rect>
        <draw:rect draw:style-name="gr1" draw:text-style-name="P2" draw:layer="layout" svg:width="0.249cm" svg:height="0.249cm" svg:x="20.34cm" svg:y="9.219cm">
          <text:p/>
        </draw:rect>
        <draw:rect draw:style-name="gr1" draw:text-style-name="P2" draw:layer="layout" svg:width="0.248cm" svg:height="0.247cm" svg:x="20.936cm" svg:y="8.873cm">
          <text:p/>
        </draw:rect>
        <draw:rect draw:style-name="gr1" draw:text-style-name="P2" draw:layer="layout" svg:width="0.248cm" svg:height="0.249cm" svg:x="21.532cm" svg:y="8.524cm">
          <text:p/>
        </draw:rect>
        <draw:line draw:style-name="gr1" draw:text-style-name="P2" draw:layer="layout" svg:x1="20.589cm" svg:y1="9.344cm" svg:x2="21.061cm" svg:y2="9.121cm">
          <text:p/>
        </draw:line>
        <draw:line draw:style-name="gr1" draw:text-style-name="P2" draw:layer="layout" svg:x1="20.589cm" svg:y1="8.649cm" svg:x2="21.061cm" svg:y2="8.872cm">
          <text:p/>
        </draw:line>
        <draw:line draw:style-name="gr1" draw:text-style-name="P2" draw:layer="layout" svg:x1="21.184cm" svg:y1="8.996cm" svg:x2="21.656cm" svg:y2="8.996cm">
          <text:p/>
        </draw:line>
        <draw:line draw:style-name="gr1" draw:text-style-name="P2" draw:layer="layout" svg:x1="21.656cm" svg:y1="8.773cm" svg:x2="21.656cm" svg:y2="8.996cm">
          <text:p/>
        </draw:line>
        <draw:circle draw:style-name="gr1" draw:text-style-name="P2" draw:layer="layout" svg:width="0.298cm" svg:height="0.298cm" svg:x="19.496cm" svg:y="8.5cm">
          <text:p/>
        </draw:circle>
        <draw:circle draw:style-name="gr1" draw:text-style-name="P2" draw:layer="layout" svg:width="0.298cm" svg:height="0.298cm" svg:x="19.496cm" svg:y="9.195cm">
          <text:p/>
        </draw:circle>
        <draw:line draw:style-name="gr5" draw:text-style-name="P2" draw:layer="layout" svg:x1="19.794cm" svg:y1="8.649cm" svg:x2="20.34cm" svg:y2="8.649cm">
          <text:p/>
        </draw:line>
        <draw:line draw:style-name="gr5" draw:text-style-name="P2" draw:layer="layout" svg:x1="19.794cm" svg:y1="9.344cm" svg:x2="20.34cm" svg:y2="9.344cm">
          <text:p/>
        </draw:line>
        <draw:circle draw:style-name="gr1" draw:text-style-name="P2" draw:layer="layout" svg:width="0.298cm" svg:height="0.297cm" svg:x="19cm" svg:y="8.848cm">
          <text:p/>
        </draw:circle>
        <draw:line draw:style-name="gr5" draw:text-style-name="P2" draw:layer="layout" svg:x1="19.298cm" svg:y1="8.996cm" svg:x2="20.936cm" svg:y2="8.996cm">
          <text:p/>
        </draw:line>
        <draw:frame draw:style-name="gr9" draw:text-style-name="P1" draw:layer="layout" svg:width="6.5cm" svg:height="1.55cm" svg:x="17.1cm" svg:y="9.8cm">
          <draw:text-box>
            <text:p text:style-name="P3"><text:span text:style-name="T1">Adapted Model</text:span></text:p>
          </draw:text-box>
        </draw:frame>
        <draw:line draw:style-name="gr10" draw:text-style-name="P2" draw:layer="layout" svg:x1="40.1cm" svg:y1="9.595cm" svg:x2="23.6cm" svg:y2="9.595cm">
          <text:p/>
        </draw:line>
        <draw:frame draw:style-name="gr12" draw:text-style-name="P5" draw:layer="layout" svg:width="3.144cm" svg:height="0.806cm" svg:x="37cm" svg:y="9.589cm">
          <draw:text-box>
            <text:p text:style-name="P4"><text:span text:style-name="T2">&lt;&lt;refines&gt;&gt;</text:span></text:p>
          </draw:text-box>
        </draw:frame>
        <draw:line draw:style-name="gr13" draw:text-style-name="P2" draw:layer="layout" svg:x1="17.1cm" svg:y1="9.696cm" svg:x2="12.1cm" svg:y2="9.696cm">
          <text:p/>
        </draw:line>
        <draw:frame draw:style-name="gr12" draw:text-style-name="P5" draw:layer="layout" svg:width="3.144cm" svg:height="0.806cm" svg:x="13.1cm" svg:y="8.79cm">
          <draw:text-box>
            <text:p text:style-name="P4"><text:span text:style-name="T2">&lt;&lt;adapts&gt;&gt;</text:span></text:p>
          </draw:text-box>
        </draw:frame>
        <draw:line draw:style-name="gr10" draw:text-style-name="P2" draw:layer="layout" svg:x1="21.05cm" svg:y1="8.1cm" svg:x2="21.05cm" svg:y2="3.1cm">
          <text:p/>
        </draw:line>
        <draw:frame draw:style-name="gr11" draw:text-style-name="P5" draw:layer="layout" svg:width="4.083cm" svg:height="0.806cm" svg:x="21.217cm" svg:y="4.5cm">
          <draw:text-box>
            <text:p text:style-name="P4"><text:span text:style-name="T2">&lt;&lt;instance-of&gt;&gt;</text:span></text:p>
          </draw:text-box>
        </draw:frame>
        <draw:rect draw:style-name="gr20" draw:text-style-name="P1" draw:layer="layout" svg:width="6.5cm" svg:height="3cm" svg:x="17.1cm" svg:y="16.098cm">
          <text:p/>
        </draw:rect>
        <draw:custom-shape draw:style-name="gr6" draw:text-style-name="P2" draw:layer="layout" svg:width="1.189cm" svg:height="1.189cm" svg:x="19.3cm" svg:y="16.2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19.74cm" svg:y="16.69cm">
          <text:p/>
        </draw:circle>
        <draw:circle draw:style-name="gr1" draw:text-style-name="P2" draw:layer="layout" svg:width="0.31cm" svg:height="0.31cm" svg:x="21.342cm" svg:y="16.328cm">
          <text:p/>
        </draw:circle>
        <draw:circle draw:style-name="gr1" draw:text-style-name="P2" draw:layer="layout" svg:width="0.31cm" svg:height="0.309cm" svg:x="21.342cm" svg:y="17.051cm">
          <text:p/>
        </draw:circle>
        <draw:line draw:style-name="gr14" draw:text-style-name="P2" draw:layer="layout" svg:x1="20.308cm" svg:y1="16.483cm" svg:x2="21.341cm" svg:y2="16.483cm">
          <text:p/>
        </draw:line>
        <draw:circle draw:style-name="gr1" draw:text-style-name="P2" draw:layer="layout" svg:width="0.309cm" svg:height="0.309cm" svg:x="20.825cm" svg:y="16.69cm">
          <text:p/>
        </draw:circle>
        <draw:line draw:style-name="gr14" draw:text-style-name="P2" draw:layer="layout" svg:x1="20.514cm" svg:y1="16.844cm" svg:x2="20.824cm" svg:y2="16.844cm">
          <text:p/>
        </draw:line>
        <draw:line draw:style-name="gr14" draw:text-style-name="P2" draw:layer="layout" svg:x1="20.308cm" svg:y1="17.206cm" svg:x2="21.341cm" svg:y2="17.206cm">
          <text:p/>
        </draw:line>
        <draw:frame draw:style-name="gr9" draw:text-style-name="P1" draw:layer="layout" svg:width="6.5cm" svg:height="1.835cm" svg:x="17.1cm" svg:y="17.263cm">
          <draw:text-box>
            <text:p text:style-name="P3"><text:span text:style-name="T1">Adapted</text:span></text:p>
            <text:p text:style-name="P3"><text:span text:style-name="T1">Model Instance</text:span></text:p>
          </draw:text-box>
        </draw:frame>
        <draw:line draw:style-name="gr13" draw:text-style-name="P2" draw:layer="layout" svg:x1="17.1cm" svg:y1="17.696cm" svg:x2="12.1cm" svg:y2="17.696cm">
          <text:p/>
        </draw:line>
        <draw:frame draw:style-name="gr12" draw:text-style-name="P5" draw:layer="layout" svg:width="3.144cm" svg:height="0.806cm" svg:x="13.1cm" svg:y="16.79cm">
          <draw:text-box>
            <text:p text:style-name="P4"><text:span text:style-name="T2">&lt;&lt;adapts&gt;&gt;</text:span></text:p>
          </draw:text-box>
        </draw:frame>
        <draw:line draw:style-name="gr15" draw:text-style-name="P2" draw:layer="layout" svg:x1="14.5cm" svg:y1="19.1cm" svg:x2="14.5cm" svg:y2="0.1cm">
          <text:p/>
        </draw:line>
        <draw:line draw:style-name="gr15" draw:text-style-name="P2" draw:layer="layout" svg:x1="14.7cm" svg:y1="19.1cm" svg:x2="14.7cm" svg:y2="0.1cm">
          <text:p/>
        </draw:line>
        <draw:rect draw:style-name="gr21" draw:text-style-name="P1" draw:layer="layout" svg:width="6.5cm" svg:height="3cm" svg:x="28.6cm" svg:y="0.102cm">
          <text:p/>
        </draw:rect>
        <draw:rect draw:style-name="gr1" draw:text-style-name="P2" draw:layer="layout" svg:width="0.263cm" svg:height="0.263cm" svg:x="31.1cm" svg:y="0.501cm">
          <text:p/>
        </draw:rect>
        <draw:rect draw:style-name="gr1" draw:text-style-name="P2" draw:layer="layout" svg:width="0.263cm" svg:height="0.263cm" svg:x="31.1cm" svg:y="1.238cm">
          <text:p/>
        </draw:rect>
        <draw:rect draw:style-name="gr1" draw:text-style-name="P2" draw:layer="layout" svg:width="0.263cm" svg:height="0.264cm" svg:x="31.732cm" svg:y="0.869cm">
          <text:p/>
        </draw:rect>
        <draw:rect draw:style-name="gr1" draw:text-style-name="P2" draw:layer="layout" svg:width="0.263cm" svg:height="0.263cm" svg:x="32.363cm" svg:y="1.238cm">
          <text:p/>
        </draw:rect>
        <draw:line draw:style-name="gr1" draw:text-style-name="P2" draw:layer="layout" svg:x1="31.232cm" svg:y1="1.238cm" svg:x2="31.232cm" svg:y2="0.764cm">
          <text:p/>
        </draw:line>
        <draw:line draw:style-name="gr1" draw:text-style-name="P2" draw:layer="layout" svg:x1="31.363cm" svg:y1="1.37cm" svg:x2="31.863cm" svg:y2="1.133cm">
          <text:p/>
        </draw:line>
        <draw:line draw:style-name="gr1" draw:text-style-name="P2" draw:layer="layout" svg:x1="31.363cm" svg:y1="0.633cm" svg:x2="31.863cm" svg:y2="0.87cm">
          <text:p/>
        </draw:line>
        <draw:line draw:style-name="gr1" draw:text-style-name="P2" draw:layer="layout" svg:x1="31.995cm" svg:y1="1.001cm" svg:x2="32.495cm" svg:y2="1.001cm">
          <text:p/>
        </draw:line>
        <draw:line draw:style-name="gr1" draw:text-style-name="P2" draw:layer="layout" svg:x1="32.495cm" svg:y1="1.001cm" svg:x2="32.495cm" svg:y2="1.238cm">
          <text:p/>
        </draw:line>
        <draw:rect draw:style-name="gr1" draw:text-style-name="P2" draw:layer="layout" svg:width="0.263cm" svg:height="0.263cm" svg:x="31.1cm" svg:y="0.501cm">
          <text:p/>
        </draw:rect>
        <draw:rect draw:style-name="gr1" draw:text-style-name="P2" draw:layer="layout" svg:width="0.263cm" svg:height="0.263cm" svg:x="31.1cm" svg:y="1.238cm">
          <text:p/>
        </draw:rect>
        <draw:rect draw:style-name="gr1" draw:text-style-name="P2" draw:layer="layout" svg:width="0.263cm" svg:height="0.264cm" svg:x="31.732cm" svg:y="0.869cm">
          <text:p/>
        </draw:rect>
        <draw:rect draw:style-name="gr1" draw:text-style-name="P2" draw:layer="layout" svg:width="0.263cm" svg:height="0.263cm" svg:x="32.363cm" svg:y="1.238cm">
          <text:p/>
        </draw:rect>
        <draw:line draw:style-name="gr1" draw:text-style-name="P2" draw:layer="layout" svg:x1="31.232cm" svg:y1="1.238cm" svg:x2="31.232cm" svg:y2="0.764cm">
          <text:p/>
        </draw:line>
        <draw:line draw:style-name="gr1" draw:text-style-name="P2" draw:layer="layout" svg:x1="31.363cm" svg:y1="1.37cm" svg:x2="31.863cm" svg:y2="1.133cm">
          <text:p/>
        </draw:line>
        <draw:line draw:style-name="gr1" draw:text-style-name="P2" draw:layer="layout" svg:x1="31.363cm" svg:y1="0.633cm" svg:x2="31.863cm" svg:y2="0.87cm">
          <text:p/>
        </draw:line>
        <draw:line draw:style-name="gr1" draw:text-style-name="P2" draw:layer="layout" svg:x1="31.995cm" svg:y1="1.001cm" svg:x2="32.495cm" svg:y2="1.001cm">
          <text:p/>
        </draw:line>
        <draw:line draw:style-name="gr1" draw:text-style-name="P2" draw:layer="layout" svg:x1="32.495cm" svg:y1="1.001cm" svg:x2="32.495cm" svg:y2="1.238cm">
          <text:p/>
        </draw:line>
        <draw:frame draw:style-name="gr9" draw:text-style-name="P1" draw:layer="layout" svg:width="6.5cm" svg:height="1.55cm" svg:x="28.6cm" svg:y="1.801cm">
          <draw:text-box>
            <text:p text:style-name="P3"><text:span text:style-name="T1">Pivot Model</text:span></text:p>
          </draw:text-box>
        </draw:frame>
        <draw:line draw:style-name="gr16" draw:text-style-name="P2" draw:layer="layout" svg:x1="28.6cm" svg:y1="1.701cm" svg:x2="23.6cm" svg:y2="1.701cm">
          <text:p/>
        </draw:line>
        <draw:frame draw:style-name="gr12" draw:text-style-name="P5" draw:layer="layout" svg:width="4.185cm" svg:height="0.806cm" svg:x="24cm" svg:y="0.795cm">
          <draw:text-box>
            <text:p text:style-name="P4"><text:span text:style-name="T2">&lt;&lt;implements&gt;&gt;</text:span></text:p>
          </draw:text-box>
        </draw:frame>
        <draw:line draw:style-name="gr10" draw:text-style-name="P2" draw:layer="layout" svg:x1="31.85cm" svg:y1="8.101cm" svg:x2="31.85cm" svg:y2="3.101cm">
          <text:p/>
        </draw:line>
        <draw:frame draw:style-name="gr11" draw:text-style-name="P5" draw:layer="layout" svg:width="3.055cm" svg:height="0.806cm" svg:x="32.017cm" svg:y="4.501cm">
          <draw:text-box>
            <text:p text:style-name="P4"><text:span text:style-name="T2">&lt;&lt;knows&gt;&gt;</text:span></text:p>
          </draw:text-box>
        </draw:frame>
        <draw:rect draw:style-name="gr22" draw:text-style-name="P1" draw:layer="layout" svg:width="6.5cm" svg:height="3cm" svg:x="28.6cm" svg:y="10.299cm">
          <text:p/>
        </draw:rect>
        <draw:custom-shape draw:style-name="gr6" draw:text-style-name="P2" draw:layer="layout" svg:width="1.189cm" svg:height="1.189cm" svg:x="30.8cm" svg:y="10.45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31.24cm" svg:y="10.891cm">
          <text:p/>
        </draw:circle>
        <draw:circle draw:style-name="gr1" draw:text-style-name="P2" draw:layer="layout" svg:width="0.31cm" svg:height="0.31cm" svg:x="32.842cm" svg:y="10.529cm">
          <text:p/>
        </draw:circle>
        <draw:circle draw:style-name="gr1" draw:text-style-name="P2" draw:layer="layout" svg:width="0.31cm" svg:height="0.309cm" svg:x="32.842cm" svg:y="11.252cm">
          <text:p/>
        </draw:circle>
        <draw:line draw:style-name="gr14" draw:text-style-name="P2" draw:layer="layout" svg:x1="31.808cm" svg:y1="10.684cm" svg:x2="32.841cm" svg:y2="10.684cm">
          <text:p/>
        </draw:line>
        <draw:circle draw:style-name="gr1" draw:text-style-name="P2" draw:layer="layout" svg:width="0.309cm" svg:height="0.309cm" svg:x="32.325cm" svg:y="10.891cm">
          <text:p/>
        </draw:circle>
        <draw:line draw:style-name="gr14" draw:text-style-name="P2" draw:layer="layout" svg:x1="32.014cm" svg:y1="11.045cm" svg:x2="32.324cm" svg:y2="11.045cm">
          <text:p/>
        </draw:line>
        <draw:line draw:style-name="gr14" draw:text-style-name="P2" draw:layer="layout" svg:x1="31.808cm" svg:y1="11.407cm" svg:x2="32.841cm" svg:y2="11.407cm">
          <text:p/>
        </draw:line>
        <draw:frame draw:style-name="gr9" draw:text-style-name="P1" draw:layer="layout" svg:width="6.5cm" svg:height="1.835cm" svg:x="28.6cm" svg:y="11.549cm">
          <draw:text-box>
            <text:p text:style-name="P3"><text:span text:style-name="T1">Model Instance</text:span></text:p>
            <text:p text:style-name="P3"><text:span text:style-name="T1">Type Adaptation</text:span></text:p>
          </draw:text-box>
        </draw:frame>
        <draw:line draw:style-name="gr10" draw:text-style-name="P2" draw:layer="layout" svg:x1="31.85cm" svg:y1="10.301cm" svg:x2="31.85cm" svg:y2="8.901cm">
          <text:p/>
        </draw:line>
        <draw:frame draw:style-name="gr12" draw:text-style-name="P5" draw:layer="layout" svg:width="4.185cm" svg:height="0.806cm" svg:x="31.617cm" svg:y="9.601cm">
          <draw:text-box>
            <text:p text:style-name="P4"><text:span text:style-name="T2">&lt;&lt;implements&gt;&gt;</text:span></text:p>
          </draw:text-box>
        </draw:frame>
        <draw:line draw:style-name="gr17" draw:text-style-name="P2" draw:layer="layout" svg:x1="29.6cm" svg:y1="16.797cm" svg:x2="23.6cm" svg:y2="16.797cm">
          <text:p/>
        </draw:line>
        <draw:frame draw:style-name="gr12" draw:text-style-name="P5" draw:layer="layout" svg:width="4.083cm" svg:height="0.806cm" svg:x="25.517cm" svg:y="15.994cm">
          <draw:text-box>
            <text:p text:style-name="P4"><text:span text:style-name="T2">&lt;&lt;instance-of&gt;&gt;</text:span></text:p>
          </draw:text-box>
        </draw:frame>
        <draw:line draw:style-name="gr16" draw:text-style-name="P2" draw:layer="layout" svg:x1="19.7cm" svg:y1="8.1cm" svg:x2="19.7cm" svg:y2="3.1cm">
          <text:p/>
        </draw:line>
        <draw:frame draw:style-name="gr11" draw:text-style-name="P5" draw:layer="layout" svg:width="3.779cm" svg:height="0.806cm" svg:x="15.8cm" svg:y="5.8cm">
          <draw:text-box>
            <text:p text:style-name="P4"><text:span text:style-name="T2">&lt;&lt;describes&gt;&gt;</text:span></text:p>
          </draw:text-box>
        </draw:frame>
        <draw:line draw:style-name="gr10" draw:text-style-name="P2" draw:layer="layout" svg:x1="20.45cm" svg:y1="16.1cm" svg:x2="20.45cm" svg:y2="11.1cm">
          <text:p/>
        </draw:line>
        <draw:frame draw:style-name="gr11" draw:text-style-name="P5" draw:layer="layout" svg:width="4.083cm" svg:height="0.806cm" svg:x="20.617cm" svg:y="12.5cm">
          <draw:text-box>
            <text:p text:style-name="P4"><text:span text:style-name="T2">&lt;&lt;instance-of&gt;&gt;</text:span></text:p>
          </draw:text-box>
        </draw:frame>
        <draw:line draw:style-name="gr17" draw:text-style-name="P2" draw:layer="layout" svg:x1="33.9cm" svg:y1="17.5cm" svg:x2="33.9cm" svg:y2="13.3cm">
          <text:p/>
        </draw:line>
        <draw:frame draw:style-name="gr11" draw:text-style-name="P5" draw:layer="layout" svg:width="3.779cm" svg:height="0.806cm" svg:x="30.2cm" svg:y="16.794cm">
          <draw:text-box>
            <text:p text:style-name="P4"><text:span text:style-name="T2">&lt;&lt;describes&gt;&gt;</text:span></text:p>
          </draw:text-box>
        </draw:frame>
        <draw:rect draw:style-name="gr21" draw:text-style-name="P1" draw:layer="layout" svg:width="6.5cm" svg:height="3cm" svg:x="28.6cm" svg:y="5.9cm">
          <text:p/>
        </draw:rect>
        <draw:custom-shape draw:style-name="gr18" draw:text-style-name="P2" draw:layer="layout" svg:width="1.189cm" svg:height="1.189cm" svg:x="30.8cm" svg:y="6.05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9" draw:text-style-name="P2" draw:layer="layout" svg:width="0.309cm" svg:height="0.309cm" svg:x="31.24cm" svg:y="6.492cm">
          <text:p/>
        </draw:circle>
        <draw:circle draw:style-name="gr1" draw:text-style-name="P2" draw:layer="layout" svg:width="0.31cm" svg:height="0.31cm" svg:x="32.842cm" svg:y="6.13cm">
          <text:p/>
        </draw:circle>
        <draw:circle draw:style-name="gr1" draw:text-style-name="P2" draw:layer="layout" svg:width="0.31cm" svg:height="0.309cm" svg:x="32.842cm" svg:y="6.853cm">
          <text:p/>
        </draw:circle>
        <draw:line draw:style-name="gr14" draw:text-style-name="P2" draw:layer="layout" svg:x1="31.808cm" svg:y1="6.285cm" svg:x2="32.841cm" svg:y2="6.285cm">
          <text:p/>
        </draw:line>
        <draw:circle draw:style-name="gr1" draw:text-style-name="P2" draw:layer="layout" svg:width="0.309cm" svg:height="0.309cm" svg:x="32.325cm" svg:y="6.492cm">
          <text:p/>
        </draw:circle>
        <draw:line draw:style-name="gr14" draw:text-style-name="P2" draw:layer="layout" svg:x1="32.014cm" svg:y1="6.646cm" svg:x2="32.324cm" svg:y2="6.646cm">
          <text:p/>
        </draw:line>
        <draw:line draw:style-name="gr14" draw:text-style-name="P2" draw:layer="layout" svg:x1="31.808cm" svg:y1="7.008cm" svg:x2="32.841cm" svg:y2="7.008cm">
          <text:p/>
        </draw:line>
        <draw:frame draw:style-name="gr9" draw:text-style-name="P1" draw:layer="layout" svg:width="6.5cm" svg:height="1.835cm" svg:x="28.6cm" svg:y="7.15cm">
          <draw:text-box>
            <text:p text:style-name="P3"><text:span text:style-name="T1">Model Instance</text:span></text:p>
            <text:p text:style-name="P3"><text:span text:style-name="T1">Type Model</text:span></text:p>
          </draw:text-box>
        </draw:frame>
        <draw:line draw:style-name="gr10" draw:text-style-name="P2" draw:layer="layout" svg:x1="33.9cm" svg:y1="17.5cm" svg:x2="23.6cm" svg:y2="17.5cm">
          <text:p/>
        </draw:line>
        <draw:line draw:style-name="gr13" draw:text-style-name="P2" draw:layer="layout" svg:x1="29.6cm" svg:y1="16.8cm" svg:x2="29.6cm" svg:y2="13.3cm">
          <text:p/>
        </draw:line>
        <draw:rect draw:style-name="gr21" draw:text-style-name="P1" draw:layer="layout" svg:width="6.5cm" svg:height="3cm" svg:x="40.098cm" svg:y="16.098cm">
          <text:p/>
        </draw:rect>
        <draw:rect draw:style-name="gr4" draw:text-style-name="P2" draw:layer="layout" svg:width="0.249cm" svg:height="0.249cm" svg:x="43.342cm" svg:y="16.324cm">
          <text:p/>
        </draw:rect>
        <draw:rect draw:style-name="gr4" draw:text-style-name="P2" draw:layer="layout" svg:width="0.249cm" svg:height="0.249cm" svg:x="43.342cm" svg:y="17.019cm">
          <text:p/>
        </draw:rect>
        <draw:rect draw:style-name="gr4" draw:text-style-name="P2" draw:layer="layout" svg:width="0.248cm" svg:height="0.247cm" svg:x="43.938cm" svg:y="16.673cm">
          <text:p/>
        </draw:rect>
        <draw:rect draw:style-name="gr4" draw:text-style-name="P2" draw:layer="layout" svg:width="0.248cm" svg:height="0.249cm" svg:x="44.534cm" svg:y="16.324cm">
          <text:p/>
        </draw:rect>
        <draw:line draw:style-name="gr3" draw:text-style-name="P2" draw:layer="layout" svg:x1="43.591cm" svg:y1="17.144cm" svg:x2="44.063cm" svg:y2="16.921cm">
          <text:p/>
        </draw:line>
        <draw:line draw:style-name="gr3" draw:text-style-name="P2" draw:layer="layout" svg:x1="43.591cm" svg:y1="16.449cm" svg:x2="44.063cm" svg:y2="16.672cm">
          <text:p/>
        </draw:line>
        <draw:line draw:style-name="gr3" draw:text-style-name="P2" draw:layer="layout" svg:x1="44.186cm" svg:y1="16.796cm" svg:x2="44.658cm" svg:y2="16.796cm">
          <text:p/>
        </draw:line>
        <draw:line draw:style-name="gr3" draw:text-style-name="P2" draw:layer="layout" svg:x1="44.658cm" svg:y1="16.573cm" svg:x2="44.658cm" svg:y2="16.796cm">
          <text:p/>
        </draw:line>
        <draw:circle draw:style-name="gr4" draw:text-style-name="P2" draw:layer="layout" svg:width="0.298cm" svg:height="0.298cm" svg:x="42.498cm" svg:y="16.3cm">
          <text:p/>
        </draw:circle>
        <draw:circle draw:style-name="gr1" draw:text-style-name="P2" draw:layer="layout" svg:width="0.298cm" svg:height="0.298cm" svg:x="42.498cm" svg:y="16.995cm">
          <text:p/>
        </draw:circle>
        <draw:line draw:style-name="gr5" draw:text-style-name="P2" draw:layer="layout" svg:x1="42.796cm" svg:y1="16.449cm" svg:x2="43.342cm" svg:y2="16.449cm">
          <text:p/>
        </draw:line>
        <draw:line draw:style-name="gr5" draw:text-style-name="P2" draw:layer="layout" svg:x1="42.796cm" svg:y1="17.144cm" svg:x2="43.342cm" svg:y2="17.144cm">
          <text:p/>
        </draw:line>
        <draw:circle draw:style-name="gr7" draw:text-style-name="P2" draw:layer="layout" svg:width="0.298cm" svg:height="0.297cm" svg:x="42.002cm" svg:y="16.648cm">
          <text:p/>
        </draw:circle>
        <draw:line draw:style-name="gr5" draw:text-style-name="P2" draw:layer="layout" svg:x1="42.3cm" svg:y1="16.796cm" svg:x2="43.938cm" svg:y2="16.796cm">
          <text:p/>
        </draw:line>
        <draw:frame draw:style-name="gr9" draw:text-style-name="P1" draw:layer="layout" svg:width="6.5cm" svg:height="1.835cm" svg:x="40.098cm" svg:y="17.263cm">
          <draw:text-box>
            <text:p text:style-name="P3"><text:span text:style-name="T1">OCL </text:span><text:span text:style-name="T1"><text:line-break/></text:span><text:span text:style-name="T1">Standard Library</text:span></text:p>
          </draw:text-box>
        </draw:frame>
        <draw:line draw:style-name="gr10" draw:text-style-name="P2" draw:layer="layout" svg:x1="43.353cm" svg:y1="16.1cm" svg:x2="43.353cm" svg:y2="11.1cm">
          <text:p/>
        </draw:line>
        <draw:frame draw:style-name="gr12" draw:text-style-name="P5" draw:layer="layout" svg:width="4.185cm" svg:height="0.806cm" svg:x="39.12cm" svg:y="12.5cm">
          <draw:text-box>
            <text:p text:style-name="P4"><text:span text:style-name="T2">&lt;&lt;implements&gt;&gt;</text:span></text:p>
          </draw:text-box>
        </draw:frame>
        <draw:line draw:style-name="gr10" draw:text-style-name="P2" draw:layer="layout" svg:x1="40.1cm" svg:y1="18.3cm" svg:x2="23.6cm" svg:y2="18.3cm">
          <text:p/>
        </draw:line>
        <draw:frame draw:style-name="gr12" draw:text-style-name="P5" draw:layer="layout" svg:width="3.279cm" svg:height="0.806cm" svg:x="30.6cm" svg:y="18.292cm">
          <draw:text-box>
            <text:p text:style-name="P4"><text:span text:style-name="T2">&lt;&lt;queries&gt;&gt;</text:span></text:p>
          </draw:text-box>
        </draw:frame>
        <draw:frame draw:style-name="gr23" draw:text-style-name="P8" draw:layer="layout" svg:width="4.5cm" svg:height="1.75cm" svg:x="15.6cm" svg:y="11.6cm">
          <draw:text-box>
            <text:p text:style-name="P8"><text:span text:style-name="T4">RESOURCES</text:span></text:p>
          </draw:text-box>
        </draw:frame>
        <draw:frame draw:style-name="gr24" draw:text-style-name="P9" draw:layer="layout" svg:width="4.5cm" svg:height="1cm" svg:x="23.8cm" svg:y="3.1cm">
          <draw:text-box>
            <text:p text:style-name="P9"><text:span text:style-name="T5">ADAPTATION</text:span></text:p>
          </draw:text-box>
        </draw:frame>
        <draw:frame draw:style-name="gr23" draw:text-style-name="P10" draw:layer="layout" svg:width="6cm" svg:height="1.75cm" svg:x="35.1cm" svg:y="3.1cm">
          <draw:text-box>
            <text:p text:style-name="P10"><text:span text:style-name="T6">REUSABLE</text:span></text:p>
            <text:p text:style-name="P10"><text:span text:style-name="T6">IMPLEMENTATION</text:span></text:p>
          </draw:text-box>
        </draw:frame>
      </draw:page>
      <draw:page draw:name="page3" draw:style-name="dp1" draw:master-page-name="Standard">
        <office:forms form:automatic-focus="false" form:apply-design-mode="false"/>
        <draw:rect draw:style-name="gr22" draw:text-style-name="P1" draw:layer="layout" svg:width="6.5cm" svg:height="3cm" svg:x="5.6cm" svg:y="16.098cm">
          <text:p/>
        </draw:rect>
        <draw:rect draw:style-name="gr20" draw:text-style-name="P1" draw:layer="layout" svg:width="6.5cm" svg:height="3cm" svg:x="5.6cm" svg:y="0.101cm">
          <text:p/>
        </draw:rect>
        <draw:rect draw:style-name="gr20" draw:text-style-name="P1" draw:layer="layout" svg:width="6.5cm" svg:height="3cm" svg:x="5.6cm" svg:y="8.1cm">
          <text:p/>
        </draw:rect>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rect draw:style-name="gr4" draw:text-style-name="P2" draw:layer="layout" svg:width="0.249cm" svg:height="0.249cm" svg:x="8.84cm" svg:y="8.524cm">
          <text:p/>
        </draw:rect>
        <draw:rect draw:style-name="gr4" draw:text-style-name="P2" draw:layer="layout" svg:width="0.249cm" svg:height="0.249cm" svg:x="8.84cm" svg:y="9.219cm">
          <text:p/>
        </draw:rect>
        <draw:rect draw:style-name="gr4" draw:text-style-name="P2" draw:layer="layout" svg:width="0.248cm" svg:height="0.247cm" svg:x="9.436cm" svg:y="8.873cm">
          <text:p/>
        </draw:rect>
        <draw:rect draw:style-name="gr4" draw:text-style-name="P2" draw:layer="layout" svg:width="0.248cm" svg:height="0.249cm" svg:x="10.032cm" svg:y="8.524cm">
          <text:p/>
        </draw:rect>
        <draw:line draw:style-name="gr3" draw:text-style-name="P2" draw:layer="layout" svg:x1="9.089cm" svg:y1="9.344cm" svg:x2="9.561cm" svg:y2="9.121cm">
          <text:p/>
        </draw:line>
        <draw:line draw:style-name="gr3" draw:text-style-name="P2" draw:layer="layout" svg:x1="9.089cm" svg:y1="8.649cm" svg:x2="9.561cm" svg:y2="8.872cm">
          <text:p/>
        </draw:line>
        <draw:line draw:style-name="gr3" draw:text-style-name="P2" draw:layer="layout" svg:x1="9.684cm" svg:y1="8.996cm" svg:x2="10.156cm" svg:y2="8.996cm">
          <text:p/>
        </draw:line>
        <draw:line draw:style-name="gr3" draw:text-style-name="P2" draw:layer="layout" svg:x1="10.156cm" svg:y1="8.773cm" svg:x2="10.156cm" svg:y2="8.996cm">
          <text:p/>
        </draw:line>
        <draw:circle draw:style-name="gr1" draw:text-style-name="P2" draw:layer="layout" svg:width="0.298cm" svg:height="0.298cm" svg:x="7.996cm" svg:y="8.5cm">
          <text:p/>
        </draw:circle>
        <draw:circle draw:style-name="gr1" draw:text-style-name="P2" draw:layer="layout" svg:width="0.298cm" svg:height="0.298cm" svg:x="7.996cm" svg:y="9.195cm">
          <text:p/>
        </draw:circle>
        <draw:line draw:style-name="gr5" draw:text-style-name="P2" draw:layer="layout" svg:x1="8.294cm" svg:y1="8.649cm" svg:x2="8.84cm" svg:y2="8.649cm">
          <text:p/>
        </draw:line>
        <draw:line draw:style-name="gr5" draw:text-style-name="P2" draw:layer="layout" svg:x1="8.294cm" svg:y1="9.344cm" svg:x2="8.84cm" svg:y2="9.344cm">
          <text:p/>
        </draw:line>
        <draw:circle draw:style-name="gr1" draw:text-style-name="P2" draw:layer="layout" svg:width="0.298cm" svg:height="0.297cm" svg:x="7.5cm" svg:y="8.848cm">
          <text:p/>
        </draw:circle>
        <draw:line draw:style-name="gr5" draw:text-style-name="P2" draw:layer="layout" svg:x1="7.798cm" svg:y1="8.996cm" svg:x2="9.436cm" svg:y2="8.996cm">
          <text:p/>
        </draw:line>
        <draw:custom-shape draw:style-name="gr6" draw:text-style-name="P2" draw:layer="layout" svg:width="1.189cm" svg:height="1.189cm" svg:x="7.8cm" svg:y="16.4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8.24cm" svg:y="16.89cm">
          <text:p/>
        </draw:circle>
        <draw:circle draw:style-name="gr4" draw:text-style-name="P2" draw:layer="layout" svg:width="0.31cm" svg:height="0.31cm" svg:x="9.842cm" svg:y="16.528cm">
          <text:p/>
        </draw:circle>
        <draw:circle draw:style-name="gr1" draw:text-style-name="P2" draw:layer="layout" svg:width="0.31cm" svg:height="0.309cm" svg:x="9.842cm" svg:y="17.251cm">
          <text:p/>
        </draw:circle>
        <draw:line draw:style-name="gr5" draw:text-style-name="P2" draw:layer="layout" svg:x1="8.808cm" svg:y1="16.683cm" svg:x2="9.841cm" svg:y2="16.683cm">
          <text:p/>
        </draw:line>
        <draw:circle draw:style-name="gr7" draw:text-style-name="P2" draw:layer="layout" svg:width="0.309cm" svg:height="0.309cm" svg:x="9.325cm" svg:y="16.89cm">
          <text:p/>
        </draw:circle>
        <draw:line draw:style-name="gr5" draw:text-style-name="P2" draw:layer="layout" svg:x1="9.014cm" svg:y1="17.044cm" svg:x2="9.324cm" svg:y2="17.044cm">
          <text:p/>
        </draw:line>
        <draw:line draw:style-name="gr5" draw:text-style-name="P2" draw:layer="layout" svg:x1="8.808cm" svg:y1="17.406cm" svg:x2="9.841cm" svg:y2="17.406cm">
          <text:p/>
        </draw:line>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line draw:style-name="gr8" draw:text-style-name="P2" draw:layer="layout" svg:x1="0.1cm" svg:y1="5.6cm" svg:x2="46.6cm" svg:y2="5.6cm">
          <text:p/>
        </draw:line>
        <draw:line draw:style-name="gr8" draw:text-style-name="P2" draw:layer="layout" svg:x1="0.1cm" svg:y1="13.6cm" svg:x2="46.6cm" svg:y2="13.6cm">
          <text:p/>
        </draw:line>
        <draw:frame draw:style-name="gr9" draw:text-style-name="P1" draw:layer="layout" svg:width="6.5cm" svg:height="1.55cm" svg:x="5.6cm" svg:y="1.8cm">
          <draw:text-box>
            <text:p text:style-name="P3"><text:span text:style-name="T1">Meta-Model</text:span></text:p>
          </draw:text-box>
        </draw:frame>
        <draw:frame draw:style-name="gr9" draw:text-style-name="P1" draw:layer="layout" svg:width="6.5cm" svg:height="1.55cm" svg:x="5.6cm" svg:y="9.8cm">
          <draw:text-box>
            <text:p text:style-name="P3"><text:span text:style-name="T1">Model</text:span></text:p>
          </draw:text-box>
        </draw:frame>
        <draw:frame draw:style-name="gr9" draw:text-style-name="P1" draw:layer="layout" svg:width="6.5cm" svg:height="1.55cm" svg:x="5.6cm" svg:y="17.548cm">
          <draw:text-box>
            <text:p text:style-name="P3"><text:span text:style-name="T1">Model Instance</text:span></text:p>
          </draw:text-box>
        </draw:frame>
        <draw:line draw:style-name="gr10" draw:text-style-name="P2" draw:layer="layout" svg:x1="8.85cm" svg:y1="8.1cm" svg:x2="8.85cm" svg:y2="3.1cm">
          <text:p/>
        </draw:line>
        <draw:frame draw:style-name="gr11" draw:text-style-name="P5" draw:layer="layout" svg:width="4.083cm" svg:height="0.806cm" svg:x="9.017cm" svg:y="4.5cm">
          <draw:text-box>
            <text:p text:style-name="P4"><text:span text:style-name="T2">&lt;&lt;instance-of&gt;&gt;</text:span></text:p>
          </draw:text-box>
        </draw:frame>
        <draw:line draw:style-name="gr10" draw:text-style-name="P2" draw:layer="layout" svg:x1="8.85cm" svg:y1="16.1cm" svg:x2="8.85cm" svg:y2="11.1cm">
          <text:p/>
        </draw:line>
        <draw:frame draw:style-name="gr12" draw:text-style-name="P5" draw:layer="layout" svg:width="4.083cm" svg:height="0.806cm" svg:x="9.017cm" svg:y="12.5cm">
          <draw:text-box>
            <text:p text:style-name="P4"><text:span text:style-name="T2">&lt;&lt;instance-of&gt;&gt;</text:span></text:p>
          </draw:text-box>
        </draw:frame>
        <draw:rect draw:style-name="gr21" draw:text-style-name="P1" draw:layer="layout" svg:width="6.5cm" svg:height="3cm" svg:x="40.098cm" svg:y="8.099cm">
          <text:p/>
        </draw:rect>
        <draw:rect draw:style-name="gr4" draw:text-style-name="P2" draw:layer="layout" svg:width="0.249cm" svg:height="0.249cm" svg:x="43.34cm" svg:y="8.523cm">
          <text:p/>
        </draw:rect>
        <draw:rect draw:style-name="gr4" draw:text-style-name="P2" draw:layer="layout" svg:width="0.249cm" svg:height="0.249cm" svg:x="43.34cm" svg:y="9.218cm">
          <text:p/>
        </draw:rect>
        <draw:rect draw:style-name="gr4" draw:text-style-name="P2" draw:layer="layout" svg:width="0.248cm" svg:height="0.247cm" svg:x="43.936cm" svg:y="8.872cm">
          <text:p/>
        </draw:rect>
        <draw:rect draw:style-name="gr4" draw:text-style-name="P2" draw:layer="layout" svg:width="0.248cm" svg:height="0.249cm" svg:x="44.532cm" svg:y="8.523cm">
          <text:p/>
        </draw:rect>
        <draw:line draw:style-name="gr3" draw:text-style-name="P2" draw:layer="layout" svg:x1="43.589cm" svg:y1="9.343cm" svg:x2="44.061cm" svg:y2="9.12cm">
          <text:p/>
        </draw:line>
        <draw:line draw:style-name="gr3" draw:text-style-name="P2" draw:layer="layout" svg:x1="43.589cm" svg:y1="8.648cm" svg:x2="44.061cm" svg:y2="8.871cm">
          <text:p/>
        </draw:line>
        <draw:line draw:style-name="gr3" draw:text-style-name="P2" draw:layer="layout" svg:x1="44.184cm" svg:y1="8.995cm" svg:x2="44.656cm" svg:y2="8.995cm">
          <text:p/>
        </draw:line>
        <draw:line draw:style-name="gr3" draw:text-style-name="P2" draw:layer="layout" svg:x1="44.656cm" svg:y1="8.772cm" svg:x2="44.656cm" svg:y2="8.995cm">
          <text:p/>
        </draw:line>
        <draw:circle draw:style-name="gr4" draw:text-style-name="P2" draw:layer="layout" svg:width="0.298cm" svg:height="0.298cm" svg:x="42.496cm" svg:y="8.499cm">
          <text:p/>
        </draw:circle>
        <draw:circle draw:style-name="gr1" draw:text-style-name="P2" draw:layer="layout" svg:width="0.298cm" svg:height="0.298cm" svg:x="42.496cm" svg:y="9.194cm">
          <text:p/>
        </draw:circle>
        <draw:line draw:style-name="gr5" draw:text-style-name="P2" draw:layer="layout" svg:x1="42.794cm" svg:y1="8.648cm" svg:x2="43.34cm" svg:y2="8.648cm">
          <text:p/>
        </draw:line>
        <draw:line draw:style-name="gr5" draw:text-style-name="P2" draw:layer="layout" svg:x1="42.794cm" svg:y1="9.343cm" svg:x2="43.34cm" svg:y2="9.343cm">
          <text:p/>
        </draw:line>
        <draw:circle draw:style-name="gr7" draw:text-style-name="P2" draw:layer="layout" svg:width="0.298cm" svg:height="0.297cm" svg:x="42cm" svg:y="8.847cm">
          <text:p/>
        </draw:circle>
        <draw:line draw:style-name="gr5" draw:text-style-name="P2" draw:layer="layout" svg:x1="42.298cm" svg:y1="8.995cm" svg:x2="43.936cm" svg:y2="8.995cm">
          <text:p/>
        </draw:line>
        <draw:frame draw:style-name="gr9" draw:text-style-name="P1" draw:layer="layout" svg:width="6.5cm" svg:height="1.55cm" svg:x="40.098cm" svg:y="9.799cm">
          <draw:text-box>
            <text:p text:style-name="P3"><text:span text:style-name="T1">OCL Constraints</text:span></text:p>
          </draw:text-box>
        </draw:frame>
        <draw:frame draw:style-name="gr9" draw:text-style-name="P7" draw:layer="layout" svg:width="6.5cm" svg:height="1.55cm" svg:x="0.3cm" svg:y="1.2cm">
          <draw:text-box>
            <text:p text:style-name="P6"><text:span text:style-name="T3">Mn+1</text:span></text:p>
          </draw:text-box>
        </draw:frame>
        <draw:frame draw:style-name="gr9" draw:text-style-name="P7" draw:layer="layout" svg:width="6.5cm" svg:height="1.55cm" svg:x="0.3cm" svg:y="9.2cm">
          <draw:text-box>
            <text:p text:style-name="P6"><text:span text:style-name="T3">Mn</text:span></text:p>
          </draw:text-box>
        </draw:frame>
        <draw:frame draw:style-name="gr9" draw:text-style-name="P7" draw:layer="layout" svg:width="6.5cm" svg:height="1.55cm" svg:x="0.3cm" svg:y="17.2cm">
          <draw:text-box>
            <text:p text:style-name="P6"><text:span text:style-name="T3">Mn-1</text:span></text:p>
          </draw:text-box>
        </draw:frame>
        <draw:rect draw:style-name="gr21" draw:text-style-name="P1" draw:layer="layout" svg:width="6.5cm" svg:height="3cm" svg:x="40.098cm" svg:y="0.101cm">
          <text:p/>
        </draw:rect>
        <draw:rect draw:style-name="gr1" draw:text-style-name="P2" draw:layer="layout" svg:width="0.263cm" svg:height="0.263cm" svg:x="42.6cm" svg:y="0.499cm">
          <text:p/>
        </draw:rect>
        <draw:rect draw:style-name="gr1" draw:text-style-name="P2" draw:layer="layout" svg:width="0.263cm" svg:height="0.263cm" svg:x="42.6cm" svg:y="1.236cm">
          <text:p/>
        </draw:rect>
        <draw:rect draw:style-name="gr1" draw:text-style-name="P2" draw:layer="layout" svg:width="0.263cm" svg:height="0.264cm" svg:x="43.232cm" svg:y="0.867cm">
          <text:p/>
        </draw:rect>
        <draw:rect draw:style-name="gr1" draw:text-style-name="P2" draw:layer="layout" svg:width="0.263cm" svg:height="0.263cm" svg:x="43.863cm" svg:y="1.236cm">
          <text:p/>
        </draw:rect>
        <draw:line draw:style-name="gr1" draw:text-style-name="P2" draw:layer="layout" svg:x1="42.863cm" svg:y1="1.368cm" svg:x2="43.363cm" svg:y2="1.131cm">
          <text:p/>
        </draw:line>
        <draw:line draw:style-name="gr1" draw:text-style-name="P2" draw:layer="layout" svg:x1="42.863cm" svg:y1="0.631cm" svg:x2="43.363cm" svg:y2="0.868cm">
          <text:p/>
        </draw:line>
        <draw:line draw:style-name="gr1" draw:text-style-name="P2" draw:layer="layout" svg:x1="43.495cm" svg:y1="0.999cm" svg:x2="43.995cm" svg:y2="0.999cm">
          <text:p/>
        </draw:line>
        <draw:line draw:style-name="gr1" draw:text-style-name="P2" draw:layer="layout" svg:x1="43.995cm" svg:y1="0.999cm" svg:x2="43.995cm" svg:y2="1.236cm">
          <text:p/>
        </draw:line>
        <draw:rect draw:style-name="gr1" draw:text-style-name="P2" draw:layer="layout" svg:width="0.263cm" svg:height="0.263cm" svg:x="42.6cm" svg:y="0.499cm">
          <text:p/>
        </draw:rect>
        <draw:rect draw:style-name="gr1" draw:text-style-name="P2" draw:layer="layout" svg:width="0.263cm" svg:height="0.263cm" svg:x="42.6cm" svg:y="1.236cm">
          <text:p/>
        </draw:rect>
        <draw:rect draw:style-name="gr1" draw:text-style-name="P2" draw:layer="layout" svg:width="0.263cm" svg:height="0.264cm" svg:x="43.232cm" svg:y="0.867cm">
          <text:p/>
        </draw:rect>
        <draw:rect draw:style-name="gr1" draw:text-style-name="P2" draw:layer="layout" svg:width="0.263cm" svg:height="0.263cm" svg:x="43.863cm" svg:y="1.236cm">
          <text:p/>
        </draw:rect>
        <draw:line draw:style-name="gr1" draw:text-style-name="P2" draw:layer="layout" svg:x1="42.863cm" svg:y1="1.368cm" svg:x2="43.363cm" svg:y2="1.131cm">
          <text:p/>
        </draw:line>
        <draw:line draw:style-name="gr1" draw:text-style-name="P2" draw:layer="layout" svg:x1="42.863cm" svg:y1="0.631cm" svg:x2="43.363cm" svg:y2="0.868cm">
          <text:p/>
        </draw:line>
        <draw:line draw:style-name="gr1" draw:text-style-name="P2" draw:layer="layout" svg:x1="43.495cm" svg:y1="0.999cm" svg:x2="43.995cm" svg:y2="0.999cm">
          <text:p/>
        </draw:line>
        <draw:line draw:style-name="gr1" draw:text-style-name="P2" draw:layer="layout" svg:x1="43.995cm" svg:y1="0.999cm" svg:x2="43.995cm" svg:y2="1.236cm">
          <text:p/>
        </draw:line>
        <draw:frame draw:style-name="gr9" draw:text-style-name="P1" draw:layer="layout" svg:width="6.5cm" svg:height="1.55cm" svg:x="40.098cm" svg:y="1.799cm">
          <draw:text-box>
            <text:p text:style-name="P3"><text:span text:style-name="T1">Essential OCL</text:span></text:p>
          </draw:text-box>
        </draw:frame>
        <draw:line draw:style-name="gr10" draw:text-style-name="P2" draw:layer="layout" svg:x1="43.35cm" svg:y1="8.099cm" svg:x2="43.35cm" svg:y2="3.099cm">
          <text:p/>
        </draw:line>
        <draw:frame draw:style-name="gr12" draw:text-style-name="P5" draw:layer="layout" svg:width="4.083cm" svg:height="0.806cm" svg:x="39.117cm" svg:y="4.499cm">
          <draw:text-box>
            <text:p text:style-name="P4"><text:span text:style-name="T2">&lt;&lt;instance-of&gt;&gt;</text:span></text:p>
          </draw:text-box>
        </draw:frame>
        <draw:line draw:style-name="gr5" draw:text-style-name="P2" draw:layer="layout" svg:x1="41.994cm" svg:y1="0.649cm" svg:x2="42.54cm" svg:y2="0.649cm">
          <text:p/>
        </draw:line>
        <draw:line draw:style-name="gr5" draw:text-style-name="P2" draw:layer="layout" svg:x1="41.994cm" svg:y1="1.344cm" svg:x2="42.54cm" svg:y2="1.344cm">
          <text:p/>
        </draw:line>
        <draw:line draw:style-name="gr5" draw:text-style-name="P2" draw:layer="layout" svg:x1="41.498cm" svg:y1="0.996cm" svg:x2="43.136cm" svg:y2="0.996cm">
          <text:p/>
        </draw:line>
        <draw:rect draw:style-name="gr2" draw:text-style-name="P2" draw:layer="layout" svg:width="0.263cm" svg:height="0.263cm" svg:x="41.901cm" svg:y="0.499cm">
          <text:p/>
        </draw:rect>
        <draw:rect draw:style-name="gr2" draw:text-style-name="P2" draw:layer="layout" svg:width="0.263cm" svg:height="0.263cm" svg:x="41.901cm" svg:y="1.236cm">
          <text:p/>
        </draw:rect>
        <draw:rect draw:style-name="gr2" draw:text-style-name="P2" draw:layer="layout" svg:width="0.263cm" svg:height="0.264cm" svg:x="41.433cm" svg:y="0.867cm">
          <text:p/>
        </draw:rect>
        <draw:line draw:style-name="gr10" draw:text-style-name="P2" draw:layer="layout" svg:x1="40.1cm" svg:y1="1.699cm" svg:x2="35.1cm" svg:y2="1.699cm">
          <text:p/>
        </draw:line>
        <draw:frame draw:style-name="gr12" draw:text-style-name="P5" draw:layer="layout" svg:width="3.385cm" svg:height="0.806cm" svg:x="36.1cm" svg:y="0.793cm">
          <draw:text-box>
            <text:p text:style-name="P4"><text:span text:style-name="T2">&lt;&lt;extends&gt;&gt;</text:span></text:p>
          </draw:text-box>
        </draw:frame>
        <draw:rect draw:style-name="gr20" draw:text-style-name="P1" draw:layer="layout" svg:width="6.5cm" svg:height="3cm" svg:x="17.1cm" svg:y="0.101cm">
          <text:p/>
        </draw:rect>
        <draw:rect draw:style-name="gr1" draw:text-style-name="P2" draw:layer="layout" svg:width="0.263cm" svg:height="0.263cm" svg:x="19.6cm" svg:y="0.3cm">
          <text:p/>
        </draw:rect>
        <draw:rect draw:style-name="gr1" draw:text-style-name="P2" draw:layer="layout" svg:width="0.263cm" svg:height="0.263cm" svg:x="19.6cm" svg:y="1.037cm">
          <text:p/>
        </draw:rect>
        <draw:rect draw:style-name="gr1" draw:text-style-name="P2" draw:layer="layout" svg:width="0.263cm" svg:height="0.264cm" svg:x="20.232cm" svg:y="0.668cm">
          <text:p/>
        </draw:rect>
        <draw:rect draw:style-name="gr1" draw:text-style-name="P2" draw:layer="layout" svg:width="0.263cm" svg:height="0.263cm" svg:x="20.863cm" svg:y="1.037cm">
          <text:p/>
        </draw:rect>
        <draw:line draw:style-name="gr1" draw:text-style-name="P2" draw:layer="layout" svg:x1="19.732cm" svg:y1="1.037cm" svg:x2="19.732cm" svg:y2="0.563cm">
          <text:p/>
        </draw:line>
        <draw:line draw:style-name="gr1" draw:text-style-name="P2" draw:layer="layout" svg:x1="19.863cm" svg:y1="1.169cm" svg:x2="20.363cm" svg:y2="0.932cm">
          <text:p/>
        </draw:line>
        <draw:line draw:style-name="gr1" draw:text-style-name="P2" draw:layer="layout" svg:x1="19.863cm" svg:y1="0.432cm" svg:x2="20.363cm" svg:y2="0.669cm">
          <text:p/>
        </draw:line>
        <draw:line draw:style-name="gr1" draw:text-style-name="P2" draw:layer="layout" svg:x1="20.495cm" svg:y1="0.8cm" svg:x2="20.995cm" svg:y2="0.8cm">
          <text:p/>
        </draw:line>
        <draw:line draw:style-name="gr1" draw:text-style-name="P2" draw:layer="layout" svg:x1="20.995cm" svg:y1="0.8cm" svg:x2="20.995cm" svg:y2="1.037cm">
          <text:p/>
        </draw:line>
        <draw:rect draw:style-name="gr1" draw:text-style-name="P2" draw:layer="layout" svg:width="0.263cm" svg:height="0.263cm" svg:x="19.6cm" svg:y="0.3cm">
          <text:p/>
        </draw:rect>
        <draw:rect draw:style-name="gr1" draw:text-style-name="P2" draw:layer="layout" svg:width="0.263cm" svg:height="0.263cm" svg:x="19.6cm" svg:y="1.037cm">
          <text:p/>
        </draw:rect>
        <draw:rect draw:style-name="gr1" draw:text-style-name="P2" draw:layer="layout" svg:width="0.263cm" svg:height="0.264cm" svg:x="20.232cm" svg:y="0.668cm">
          <text:p/>
        </draw:rect>
        <draw:rect draw:style-name="gr1" draw:text-style-name="P2" draw:layer="layout" svg:width="0.263cm" svg:height="0.263cm" svg:x="20.863cm" svg:y="1.037cm">
          <text:p/>
        </draw:rect>
        <draw:line draw:style-name="gr1" draw:text-style-name="P2" draw:layer="layout" svg:x1="19.732cm" svg:y1="1.037cm" svg:x2="19.732cm" svg:y2="0.563cm">
          <text:p/>
        </draw:line>
        <draw:line draw:style-name="gr1" draw:text-style-name="P2" draw:layer="layout" svg:x1="19.863cm" svg:y1="1.169cm" svg:x2="20.363cm" svg:y2="0.932cm">
          <text:p/>
        </draw:line>
        <draw:line draw:style-name="gr1" draw:text-style-name="P2" draw:layer="layout" svg:x1="19.863cm" svg:y1="0.432cm" svg:x2="20.363cm" svg:y2="0.669cm">
          <text:p/>
        </draw:line>
        <draw:line draw:style-name="gr1" draw:text-style-name="P2" draw:layer="layout" svg:x1="20.495cm" svg:y1="0.8cm" svg:x2="20.995cm" svg:y2="0.8cm">
          <text:p/>
        </draw:line>
        <draw:line draw:style-name="gr1" draw:text-style-name="P2" draw:layer="layout" svg:x1="20.995cm" svg:y1="0.8cm" svg:x2="20.995cm" svg:y2="1.037cm">
          <text:p/>
        </draw:line>
        <draw:frame draw:style-name="gr9" draw:text-style-name="P1" draw:layer="layout" svg:width="6.5cm" svg:height="1.835cm" svg:x="17.1cm" svg:y="1.3cm">
          <draw:text-box>
            <text:p text:style-name="P3"><text:span text:style-name="T1">Adaptated</text:span><text:span text:style-name="T1"><text:line-break/></text:span><text:span text:style-name="T1">Meta-Model</text:span></text:p>
          </draw:text-box>
        </draw:frame>
        <draw:line draw:style-name="gr13" draw:text-style-name="P2" draw:layer="layout" svg:x1="17.1cm" svg:y1="1.7cm" svg:x2="12.1cm" svg:y2="1.7cm">
          <text:p/>
        </draw:line>
        <draw:frame draw:style-name="gr12" draw:text-style-name="P5" draw:layer="layout" svg:width="3.144cm" svg:height="0.806cm" svg:x="13.1cm" svg:y="0.794cm">
          <draw:text-box>
            <text:p text:style-name="P4"><text:span text:style-name="T2">&lt;&lt;adapts&gt;&gt;</text:span></text:p>
          </draw:text-box>
        </draw:frame>
        <draw:rect draw:style-name="gr20" draw:text-style-name="P1" draw:layer="layout" svg:width="6.5cm" svg:height="3cm" svg:x="17.1cm" svg:y="8.1cm">
          <text:p/>
        </draw:rect>
        <draw:rect draw:style-name="gr1" draw:text-style-name="P2" draw:layer="layout" svg:width="0.249cm" svg:height="0.249cm" svg:x="20.34cm" svg:y="8.524cm">
          <text:p/>
        </draw:rect>
        <draw:rect draw:style-name="gr1" draw:text-style-name="P2" draw:layer="layout" svg:width="0.249cm" svg:height="0.249cm" svg:x="20.34cm" svg:y="9.219cm">
          <text:p/>
        </draw:rect>
        <draw:rect draw:style-name="gr1" draw:text-style-name="P2" draw:layer="layout" svg:width="0.248cm" svg:height="0.247cm" svg:x="20.936cm" svg:y="8.873cm">
          <text:p/>
        </draw:rect>
        <draw:rect draw:style-name="gr1" draw:text-style-name="P2" draw:layer="layout" svg:width="0.248cm" svg:height="0.249cm" svg:x="21.532cm" svg:y="8.524cm">
          <text:p/>
        </draw:rect>
        <draw:line draw:style-name="gr1" draw:text-style-name="P2" draw:layer="layout" svg:x1="20.589cm" svg:y1="9.344cm" svg:x2="21.061cm" svg:y2="9.121cm">
          <text:p/>
        </draw:line>
        <draw:line draw:style-name="gr1" draw:text-style-name="P2" draw:layer="layout" svg:x1="20.589cm" svg:y1="8.649cm" svg:x2="21.061cm" svg:y2="8.872cm">
          <text:p/>
        </draw:line>
        <draw:line draw:style-name="gr1" draw:text-style-name="P2" draw:layer="layout" svg:x1="21.184cm" svg:y1="8.996cm" svg:x2="21.656cm" svg:y2="8.996cm">
          <text:p/>
        </draw:line>
        <draw:line draw:style-name="gr1" draw:text-style-name="P2" draw:layer="layout" svg:x1="21.656cm" svg:y1="8.773cm" svg:x2="21.656cm" svg:y2="8.996cm">
          <text:p/>
        </draw:line>
        <draw:circle draw:style-name="gr1" draw:text-style-name="P2" draw:layer="layout" svg:width="0.298cm" svg:height="0.298cm" svg:x="19.496cm" svg:y="8.5cm">
          <text:p/>
        </draw:circle>
        <draw:circle draw:style-name="gr1" draw:text-style-name="P2" draw:layer="layout" svg:width="0.298cm" svg:height="0.298cm" svg:x="19.496cm" svg:y="9.195cm">
          <text:p/>
        </draw:circle>
        <draw:line draw:style-name="gr5" draw:text-style-name="P2" draw:layer="layout" svg:x1="19.794cm" svg:y1="8.649cm" svg:x2="20.34cm" svg:y2="8.649cm">
          <text:p/>
        </draw:line>
        <draw:line draw:style-name="gr5" draw:text-style-name="P2" draw:layer="layout" svg:x1="19.794cm" svg:y1="9.344cm" svg:x2="20.34cm" svg:y2="9.344cm">
          <text:p/>
        </draw:line>
        <draw:circle draw:style-name="gr1" draw:text-style-name="P2" draw:layer="layout" svg:width="0.298cm" svg:height="0.297cm" svg:x="19cm" svg:y="8.848cm">
          <text:p/>
        </draw:circle>
        <draw:line draw:style-name="gr5" draw:text-style-name="P2" draw:layer="layout" svg:x1="19.298cm" svg:y1="8.996cm" svg:x2="20.936cm" svg:y2="8.996cm">
          <text:p/>
        </draw:line>
        <draw:frame draw:style-name="gr9" draw:text-style-name="P1" draw:layer="layout" svg:width="6.5cm" svg:height="1.55cm" svg:x="17.1cm" svg:y="9.8cm">
          <draw:text-box>
            <text:p text:style-name="P3"><text:span text:style-name="T1">Adapted Model</text:span></text:p>
          </draw:text-box>
        </draw:frame>
        <draw:line draw:style-name="gr10" draw:text-style-name="P2" draw:layer="layout" svg:x1="40.1cm" svg:y1="9.595cm" svg:x2="23.6cm" svg:y2="9.595cm">
          <text:p/>
        </draw:line>
        <draw:frame draw:style-name="gr12" draw:text-style-name="P5" draw:layer="layout" svg:width="3.144cm" svg:height="0.806cm" svg:x="37cm" svg:y="9.589cm">
          <draw:text-box>
            <text:p text:style-name="P4"><text:span text:style-name="T2">&lt;&lt;refines&gt;&gt;</text:span></text:p>
          </draw:text-box>
        </draw:frame>
        <draw:line draw:style-name="gr13" draw:text-style-name="P2" draw:layer="layout" svg:x1="17.1cm" svg:y1="9.696cm" svg:x2="12.1cm" svg:y2="9.696cm">
          <text:p/>
        </draw:line>
        <draw:frame draw:style-name="gr12" draw:text-style-name="P5" draw:layer="layout" svg:width="3.144cm" svg:height="0.806cm" svg:x="13.1cm" svg:y="8.79cm">
          <draw:text-box>
            <text:p text:style-name="P4"><text:span text:style-name="T2">&lt;&lt;adapts&gt;&gt;</text:span></text:p>
          </draw:text-box>
        </draw:frame>
        <draw:line draw:style-name="gr10" draw:text-style-name="P2" draw:layer="layout" svg:x1="21.05cm" svg:y1="8.1cm" svg:x2="21.05cm" svg:y2="3.1cm">
          <text:p/>
        </draw:line>
        <draw:frame draw:style-name="gr11" draw:text-style-name="P5" draw:layer="layout" svg:width="4.083cm" svg:height="0.806cm" svg:x="21.217cm" svg:y="4.5cm">
          <draw:text-box>
            <text:p text:style-name="P4"><text:span text:style-name="T2">&lt;&lt;instance-of&gt;&gt;</text:span></text:p>
          </draw:text-box>
        </draw:frame>
        <draw:rect draw:style-name="gr22" draw:text-style-name="P1" draw:layer="layout" svg:width="6.5cm" svg:height="3cm" svg:x="17.1cm" svg:y="16.098cm">
          <text:p/>
        </draw:rect>
        <draw:custom-shape draw:style-name="gr6" draw:text-style-name="P2" draw:layer="layout" svg:width="1.189cm" svg:height="1.189cm" svg:x="19.3cm" svg:y="16.2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19.74cm" svg:y="16.69cm">
          <text:p/>
        </draw:circle>
        <draw:circle draw:style-name="gr1" draw:text-style-name="P2" draw:layer="layout" svg:width="0.31cm" svg:height="0.31cm" svg:x="21.342cm" svg:y="16.328cm">
          <text:p/>
        </draw:circle>
        <draw:circle draw:style-name="gr1" draw:text-style-name="P2" draw:layer="layout" svg:width="0.31cm" svg:height="0.309cm" svg:x="21.342cm" svg:y="17.051cm">
          <text:p/>
        </draw:circle>
        <draw:line draw:style-name="gr14" draw:text-style-name="P2" draw:layer="layout" svg:x1="20.308cm" svg:y1="16.483cm" svg:x2="21.341cm" svg:y2="16.483cm">
          <text:p/>
        </draw:line>
        <draw:circle draw:style-name="gr1" draw:text-style-name="P2" draw:layer="layout" svg:width="0.309cm" svg:height="0.309cm" svg:x="20.825cm" svg:y="16.69cm">
          <text:p/>
        </draw:circle>
        <draw:line draw:style-name="gr14" draw:text-style-name="P2" draw:layer="layout" svg:x1="20.514cm" svg:y1="16.844cm" svg:x2="20.824cm" svg:y2="16.844cm">
          <text:p/>
        </draw:line>
        <draw:line draw:style-name="gr14" draw:text-style-name="P2" draw:layer="layout" svg:x1="20.308cm" svg:y1="17.206cm" svg:x2="21.341cm" svg:y2="17.206cm">
          <text:p/>
        </draw:line>
        <draw:frame draw:style-name="gr9" draw:text-style-name="P1" draw:layer="layout" svg:width="6.5cm" svg:height="1.835cm" svg:x="17.1cm" svg:y="17.263cm">
          <draw:text-box>
            <text:p text:style-name="P3"><text:span text:style-name="T1">Adapted</text:span></text:p>
            <text:p text:style-name="P3"><text:span text:style-name="T1">Model Instance</text:span></text:p>
          </draw:text-box>
        </draw:frame>
        <draw:line draw:style-name="gr13" draw:text-style-name="P2" draw:layer="layout" svg:x1="17.1cm" svg:y1="17.696cm" svg:x2="12.1cm" svg:y2="17.696cm">
          <text:p/>
        </draw:line>
        <draw:frame draw:style-name="gr12" draw:text-style-name="P5" draw:layer="layout" svg:width="3.144cm" svg:height="0.806cm" svg:x="13.1cm" svg:y="16.79cm">
          <draw:text-box>
            <text:p text:style-name="P4"><text:span text:style-name="T2">&lt;&lt;adapts&gt;&gt;</text:span></text:p>
          </draw:text-box>
        </draw:frame>
        <draw:line draw:style-name="gr15" draw:text-style-name="P2" draw:layer="layout" svg:x1="14.5cm" svg:y1="19.1cm" svg:x2="14.5cm" svg:y2="0.1cm">
          <text:p/>
        </draw:line>
        <draw:line draw:style-name="gr15" draw:text-style-name="P2" draw:layer="layout" svg:x1="14.7cm" svg:y1="19.1cm" svg:x2="14.7cm" svg:y2="0.1cm">
          <text:p/>
        </draw:line>
        <draw:rect draw:style-name="gr20" draw:text-style-name="P1" draw:layer="layout" svg:width="6.5cm" svg:height="3cm" svg:x="28.6cm" svg:y="0.102cm">
          <text:p/>
        </draw:rect>
        <draw:rect draw:style-name="gr1" draw:text-style-name="P2" draw:layer="layout" svg:width="0.263cm" svg:height="0.263cm" svg:x="31.1cm" svg:y="0.501cm">
          <text:p/>
        </draw:rect>
        <draw:rect draw:style-name="gr1" draw:text-style-name="P2" draw:layer="layout" svg:width="0.263cm" svg:height="0.263cm" svg:x="31.1cm" svg:y="1.238cm">
          <text:p/>
        </draw:rect>
        <draw:rect draw:style-name="gr1" draw:text-style-name="P2" draw:layer="layout" svg:width="0.263cm" svg:height="0.264cm" svg:x="31.732cm" svg:y="0.869cm">
          <text:p/>
        </draw:rect>
        <draw:rect draw:style-name="gr1" draw:text-style-name="P2" draw:layer="layout" svg:width="0.263cm" svg:height="0.263cm" svg:x="32.363cm" svg:y="1.238cm">
          <text:p/>
        </draw:rect>
        <draw:line draw:style-name="gr1" draw:text-style-name="P2" draw:layer="layout" svg:x1="31.232cm" svg:y1="1.238cm" svg:x2="31.232cm" svg:y2="0.764cm">
          <text:p/>
        </draw:line>
        <draw:line draw:style-name="gr1" draw:text-style-name="P2" draw:layer="layout" svg:x1="31.363cm" svg:y1="1.37cm" svg:x2="31.863cm" svg:y2="1.133cm">
          <text:p/>
        </draw:line>
        <draw:line draw:style-name="gr1" draw:text-style-name="P2" draw:layer="layout" svg:x1="31.363cm" svg:y1="0.633cm" svg:x2="31.863cm" svg:y2="0.87cm">
          <text:p/>
        </draw:line>
        <draw:line draw:style-name="gr1" draw:text-style-name="P2" draw:layer="layout" svg:x1="31.995cm" svg:y1="1.001cm" svg:x2="32.495cm" svg:y2="1.001cm">
          <text:p/>
        </draw:line>
        <draw:line draw:style-name="gr1" draw:text-style-name="P2" draw:layer="layout" svg:x1="32.495cm" svg:y1="1.001cm" svg:x2="32.495cm" svg:y2="1.238cm">
          <text:p/>
        </draw:line>
        <draw:rect draw:style-name="gr1" draw:text-style-name="P2" draw:layer="layout" svg:width="0.263cm" svg:height="0.263cm" svg:x="31.1cm" svg:y="0.501cm">
          <text:p/>
        </draw:rect>
        <draw:rect draw:style-name="gr1" draw:text-style-name="P2" draw:layer="layout" svg:width="0.263cm" svg:height="0.263cm" svg:x="31.1cm" svg:y="1.238cm">
          <text:p/>
        </draw:rect>
        <draw:rect draw:style-name="gr1" draw:text-style-name="P2" draw:layer="layout" svg:width="0.263cm" svg:height="0.264cm" svg:x="31.732cm" svg:y="0.869cm">
          <text:p/>
        </draw:rect>
        <draw:rect draw:style-name="gr1" draw:text-style-name="P2" draw:layer="layout" svg:width="0.263cm" svg:height="0.263cm" svg:x="32.363cm" svg:y="1.238cm">
          <text:p/>
        </draw:rect>
        <draw:line draw:style-name="gr1" draw:text-style-name="P2" draw:layer="layout" svg:x1="31.232cm" svg:y1="1.238cm" svg:x2="31.232cm" svg:y2="0.764cm">
          <text:p/>
        </draw:line>
        <draw:line draw:style-name="gr1" draw:text-style-name="P2" draw:layer="layout" svg:x1="31.363cm" svg:y1="1.37cm" svg:x2="31.863cm" svg:y2="1.133cm">
          <text:p/>
        </draw:line>
        <draw:line draw:style-name="gr1" draw:text-style-name="P2" draw:layer="layout" svg:x1="31.363cm" svg:y1="0.633cm" svg:x2="31.863cm" svg:y2="0.87cm">
          <text:p/>
        </draw:line>
        <draw:line draw:style-name="gr1" draw:text-style-name="P2" draw:layer="layout" svg:x1="31.995cm" svg:y1="1.001cm" svg:x2="32.495cm" svg:y2="1.001cm">
          <text:p/>
        </draw:line>
        <draw:line draw:style-name="gr1" draw:text-style-name="P2" draw:layer="layout" svg:x1="32.495cm" svg:y1="1.001cm" svg:x2="32.495cm" svg:y2="1.238cm">
          <text:p/>
        </draw:line>
        <draw:frame draw:style-name="gr9" draw:text-style-name="P1" draw:layer="layout" svg:width="6.5cm" svg:height="1.55cm" svg:x="28.6cm" svg:y="1.801cm">
          <draw:text-box>
            <text:p text:style-name="P3"><text:span text:style-name="T1">Pivot Model</text:span></text:p>
          </draw:text-box>
        </draw:frame>
        <draw:line draw:style-name="gr16" draw:text-style-name="P2" draw:layer="layout" svg:x1="28.6cm" svg:y1="1.701cm" svg:x2="23.6cm" svg:y2="1.701cm">
          <text:p/>
        </draw:line>
        <draw:frame draw:style-name="gr12" draw:text-style-name="P5" draw:layer="layout" svg:width="4.185cm" svg:height="0.806cm" svg:x="24cm" svg:y="0.795cm">
          <draw:text-box>
            <text:p text:style-name="P4"><text:span text:style-name="T2">&lt;&lt;implements&gt;&gt;</text:span></text:p>
          </draw:text-box>
        </draw:frame>
        <draw:line draw:style-name="gr10" draw:text-style-name="P2" draw:layer="layout" svg:x1="31.85cm" svg:y1="8.101cm" svg:x2="31.85cm" svg:y2="3.101cm">
          <text:p/>
        </draw:line>
        <draw:frame draw:style-name="gr11" draw:text-style-name="P5" draw:layer="layout" svg:width="3.055cm" svg:height="0.806cm" svg:x="32.017cm" svg:y="4.501cm">
          <draw:text-box>
            <text:p text:style-name="P4"><text:span text:style-name="T2">&lt;&lt;knows&gt;&gt;</text:span></text:p>
          </draw:text-box>
        </draw:frame>
        <draw:rect draw:style-name="gr22" draw:text-style-name="P1" draw:layer="layout" svg:width="6.5cm" svg:height="3cm" svg:x="28.6cm" svg:y="10.299cm">
          <text:p/>
        </draw:rect>
        <draw:custom-shape draw:style-name="gr6" draw:text-style-name="P2" draw:layer="layout" svg:width="1.189cm" svg:height="1.189cm" svg:x="30.8cm" svg:y="10.45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31.24cm" svg:y="10.891cm">
          <text:p/>
        </draw:circle>
        <draw:circle draw:style-name="gr1" draw:text-style-name="P2" draw:layer="layout" svg:width="0.31cm" svg:height="0.31cm" svg:x="32.842cm" svg:y="10.529cm">
          <text:p/>
        </draw:circle>
        <draw:circle draw:style-name="gr1" draw:text-style-name="P2" draw:layer="layout" svg:width="0.31cm" svg:height="0.309cm" svg:x="32.842cm" svg:y="11.252cm">
          <text:p/>
        </draw:circle>
        <draw:line draw:style-name="gr14" draw:text-style-name="P2" draw:layer="layout" svg:x1="31.808cm" svg:y1="10.684cm" svg:x2="32.841cm" svg:y2="10.684cm">
          <text:p/>
        </draw:line>
        <draw:circle draw:style-name="gr1" draw:text-style-name="P2" draw:layer="layout" svg:width="0.309cm" svg:height="0.309cm" svg:x="32.325cm" svg:y="10.891cm">
          <text:p/>
        </draw:circle>
        <draw:line draw:style-name="gr14" draw:text-style-name="P2" draw:layer="layout" svg:x1="32.014cm" svg:y1="11.045cm" svg:x2="32.324cm" svg:y2="11.045cm">
          <text:p/>
        </draw:line>
        <draw:line draw:style-name="gr14" draw:text-style-name="P2" draw:layer="layout" svg:x1="31.808cm" svg:y1="11.407cm" svg:x2="32.841cm" svg:y2="11.407cm">
          <text:p/>
        </draw:line>
        <draw:frame draw:style-name="gr9" draw:text-style-name="P1" draw:layer="layout" svg:width="6.5cm" svg:height="1.835cm" svg:x="28.6cm" svg:y="11.549cm">
          <draw:text-box>
            <text:p text:style-name="P3"><text:span text:style-name="T1">Model Instance</text:span></text:p>
            <text:p text:style-name="P3"><text:span text:style-name="T1">Type Adaptation</text:span></text:p>
          </draw:text-box>
        </draw:frame>
        <draw:line draw:style-name="gr10" draw:text-style-name="P2" draw:layer="layout" svg:x1="31.85cm" svg:y1="10.301cm" svg:x2="31.85cm" svg:y2="8.901cm">
          <text:p/>
        </draw:line>
        <draw:frame draw:style-name="gr12" draw:text-style-name="P5" draw:layer="layout" svg:width="4.185cm" svg:height="0.806cm" svg:x="31.617cm" svg:y="9.601cm">
          <draw:text-box>
            <text:p text:style-name="P4"><text:span text:style-name="T2">&lt;&lt;implements&gt;&gt;</text:span></text:p>
          </draw:text-box>
        </draw:frame>
        <draw:line draw:style-name="gr17" draw:text-style-name="P2" draw:layer="layout" svg:x1="29.6cm" svg:y1="16.797cm" svg:x2="23.6cm" svg:y2="16.797cm">
          <text:p/>
        </draw:line>
        <draw:frame draw:style-name="gr12" draw:text-style-name="P5" draw:layer="layout" svg:width="4.083cm" svg:height="0.806cm" svg:x="25.517cm" svg:y="15.994cm">
          <draw:text-box>
            <text:p text:style-name="P4"><text:span text:style-name="T2">&lt;&lt;instance-of&gt;&gt;</text:span></text:p>
          </draw:text-box>
        </draw:frame>
        <draw:line draw:style-name="gr16" draw:text-style-name="P2" draw:layer="layout" svg:x1="19.7cm" svg:y1="8.1cm" svg:x2="19.7cm" svg:y2="3.1cm">
          <text:p/>
        </draw:line>
        <draw:frame draw:style-name="gr11" draw:text-style-name="P5" draw:layer="layout" svg:width="3.779cm" svg:height="0.806cm" svg:x="15.8cm" svg:y="5.8cm">
          <draw:text-box>
            <text:p text:style-name="P4"><text:span text:style-name="T2">&lt;&lt;describes&gt;&gt;</text:span></text:p>
          </draw:text-box>
        </draw:frame>
        <draw:line draw:style-name="gr10" draw:text-style-name="P2" draw:layer="layout" svg:x1="20.45cm" svg:y1="16.1cm" svg:x2="20.45cm" svg:y2="11.1cm">
          <text:p/>
        </draw:line>
        <draw:frame draw:style-name="gr11" draw:text-style-name="P5" draw:layer="layout" svg:width="4.083cm" svg:height="0.806cm" svg:x="20.617cm" svg:y="12.5cm">
          <draw:text-box>
            <text:p text:style-name="P4"><text:span text:style-name="T2">&lt;&lt;instance-of&gt;&gt;</text:span></text:p>
          </draw:text-box>
        </draw:frame>
        <draw:line draw:style-name="gr17" draw:text-style-name="P2" draw:layer="layout" svg:x1="33.9cm" svg:y1="17.5cm" svg:x2="33.9cm" svg:y2="13.3cm">
          <text:p/>
        </draw:line>
        <draw:frame draw:style-name="gr11" draw:text-style-name="P5" draw:layer="layout" svg:width="3.779cm" svg:height="0.806cm" svg:x="30.2cm" svg:y="16.794cm">
          <draw:text-box>
            <text:p text:style-name="P4"><text:span text:style-name="T2">&lt;&lt;describes&gt;&gt;</text:span></text:p>
          </draw:text-box>
        </draw:frame>
        <draw:rect draw:style-name="gr22" draw:text-style-name="P1" draw:layer="layout" svg:width="6.5cm" svg:height="3cm" svg:x="28.6cm" svg:y="5.9cm">
          <text:p/>
        </draw:rect>
        <draw:custom-shape draw:style-name="gr18" draw:text-style-name="P2" draw:layer="layout" svg:width="1.189cm" svg:height="1.189cm" svg:x="30.8cm" svg:y="6.05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9" draw:text-style-name="P2" draw:layer="layout" svg:width="0.309cm" svg:height="0.309cm" svg:x="31.24cm" svg:y="6.492cm">
          <text:p/>
        </draw:circle>
        <draw:circle draw:style-name="gr1" draw:text-style-name="P2" draw:layer="layout" svg:width="0.31cm" svg:height="0.31cm" svg:x="32.842cm" svg:y="6.13cm">
          <text:p/>
        </draw:circle>
        <draw:circle draw:style-name="gr1" draw:text-style-name="P2" draw:layer="layout" svg:width="0.31cm" svg:height="0.309cm" svg:x="32.842cm" svg:y="6.853cm">
          <text:p/>
        </draw:circle>
        <draw:line draw:style-name="gr14" draw:text-style-name="P2" draw:layer="layout" svg:x1="31.808cm" svg:y1="6.285cm" svg:x2="32.841cm" svg:y2="6.285cm">
          <text:p/>
        </draw:line>
        <draw:circle draw:style-name="gr1" draw:text-style-name="P2" draw:layer="layout" svg:width="0.309cm" svg:height="0.309cm" svg:x="32.325cm" svg:y="6.492cm">
          <text:p/>
        </draw:circle>
        <draw:line draw:style-name="gr14" draw:text-style-name="P2" draw:layer="layout" svg:x1="32.014cm" svg:y1="6.646cm" svg:x2="32.324cm" svg:y2="6.646cm">
          <text:p/>
        </draw:line>
        <draw:line draw:style-name="gr14" draw:text-style-name="P2" draw:layer="layout" svg:x1="31.808cm" svg:y1="7.008cm" svg:x2="32.841cm" svg:y2="7.008cm">
          <text:p/>
        </draw:line>
        <draw:frame draw:style-name="gr9" draw:text-style-name="P1" draw:layer="layout" svg:width="6.5cm" svg:height="1.835cm" svg:x="28.6cm" svg:y="7.15cm">
          <draw:text-box>
            <text:p text:style-name="P3"><text:span text:style-name="T1">Model Instance</text:span></text:p>
            <text:p text:style-name="P3"><text:span text:style-name="T1">Type Model</text:span></text:p>
          </draw:text-box>
        </draw:frame>
        <draw:line draw:style-name="gr10" draw:text-style-name="P2" draw:layer="layout" svg:x1="33.9cm" svg:y1="17.5cm" svg:x2="23.6cm" svg:y2="17.5cm">
          <text:p/>
        </draw:line>
        <draw:line draw:style-name="gr13" draw:text-style-name="P2" draw:layer="layout" svg:x1="29.6cm" svg:y1="16.8cm" svg:x2="29.6cm" svg:y2="13.3cm">
          <text:p/>
        </draw:line>
        <draw:rect draw:style-name="gr25" draw:text-style-name="P1" draw:layer="layout" svg:width="6.5cm" svg:height="3cm" svg:x="40.098cm" svg:y="16.098cm">
          <text:p/>
        </draw:rect>
        <draw:rect draw:style-name="gr4" draw:text-style-name="P2" draw:layer="layout" svg:width="0.249cm" svg:height="0.249cm" svg:x="43.342cm" svg:y="16.324cm">
          <text:p/>
        </draw:rect>
        <draw:rect draw:style-name="gr4" draw:text-style-name="P2" draw:layer="layout" svg:width="0.249cm" svg:height="0.249cm" svg:x="43.342cm" svg:y="17.019cm">
          <text:p/>
        </draw:rect>
        <draw:rect draw:style-name="gr4" draw:text-style-name="P2" draw:layer="layout" svg:width="0.248cm" svg:height="0.247cm" svg:x="43.938cm" svg:y="16.673cm">
          <text:p/>
        </draw:rect>
        <draw:rect draw:style-name="gr4" draw:text-style-name="P2" draw:layer="layout" svg:width="0.248cm" svg:height="0.249cm" svg:x="44.534cm" svg:y="16.324cm">
          <text:p/>
        </draw:rect>
        <draw:line draw:style-name="gr3" draw:text-style-name="P2" draw:layer="layout" svg:x1="43.591cm" svg:y1="17.144cm" svg:x2="44.063cm" svg:y2="16.921cm">
          <text:p/>
        </draw:line>
        <draw:line draw:style-name="gr3" draw:text-style-name="P2" draw:layer="layout" svg:x1="43.591cm" svg:y1="16.449cm" svg:x2="44.063cm" svg:y2="16.672cm">
          <text:p/>
        </draw:line>
        <draw:line draw:style-name="gr3" draw:text-style-name="P2" draw:layer="layout" svg:x1="44.186cm" svg:y1="16.796cm" svg:x2="44.658cm" svg:y2="16.796cm">
          <text:p/>
        </draw:line>
        <draw:line draw:style-name="gr3" draw:text-style-name="P2" draw:layer="layout" svg:x1="44.658cm" svg:y1="16.573cm" svg:x2="44.658cm" svg:y2="16.796cm">
          <text:p/>
        </draw:line>
        <draw:circle draw:style-name="gr4" draw:text-style-name="P2" draw:layer="layout" svg:width="0.298cm" svg:height="0.298cm" svg:x="42.498cm" svg:y="16.3cm">
          <text:p/>
        </draw:circle>
        <draw:circle draw:style-name="gr1" draw:text-style-name="P2" draw:layer="layout" svg:width="0.298cm" svg:height="0.298cm" svg:x="42.498cm" svg:y="16.995cm">
          <text:p/>
        </draw:circle>
        <draw:line draw:style-name="gr5" draw:text-style-name="P2" draw:layer="layout" svg:x1="42.796cm" svg:y1="16.449cm" svg:x2="43.342cm" svg:y2="16.449cm">
          <text:p/>
        </draw:line>
        <draw:line draw:style-name="gr5" draw:text-style-name="P2" draw:layer="layout" svg:x1="42.796cm" svg:y1="17.144cm" svg:x2="43.342cm" svg:y2="17.144cm">
          <text:p/>
        </draw:line>
        <draw:circle draw:style-name="gr7" draw:text-style-name="P2" draw:layer="layout" svg:width="0.298cm" svg:height="0.297cm" svg:x="42.002cm" svg:y="16.648cm">
          <text:p/>
        </draw:circle>
        <draw:line draw:style-name="gr5" draw:text-style-name="P2" draw:layer="layout" svg:x1="42.3cm" svg:y1="16.796cm" svg:x2="43.938cm" svg:y2="16.796cm">
          <text:p/>
        </draw:line>
        <draw:frame draw:style-name="gr9" draw:text-style-name="P1" draw:layer="layout" svg:width="6.5cm" svg:height="1.835cm" svg:x="40.098cm" svg:y="17.263cm">
          <draw:text-box>
            <text:p text:style-name="P3"><text:span text:style-name="T1">OCL </text:span><text:span text:style-name="T1"><text:line-break/></text:span><text:span text:style-name="T1">Standard Library</text:span></text:p>
          </draw:text-box>
        </draw:frame>
        <draw:line draw:style-name="gr10" draw:text-style-name="P2" draw:layer="layout" svg:x1="43.353cm" svg:y1="16.1cm" svg:x2="43.353cm" svg:y2="11.1cm">
          <text:p/>
        </draw:line>
        <draw:frame draw:style-name="gr12" draw:text-style-name="P5" draw:layer="layout" svg:width="4.185cm" svg:height="0.806cm" svg:x="39.12cm" svg:y="12.5cm">
          <draw:text-box>
            <text:p text:style-name="P4"><text:span text:style-name="T2">&lt;&lt;implements&gt;&gt;</text:span></text:p>
          </draw:text-box>
        </draw:frame>
        <draw:line draw:style-name="gr10" draw:text-style-name="P2" draw:layer="layout" svg:x1="40.1cm" svg:y1="18.3cm" svg:x2="23.6cm" svg:y2="18.3cm">
          <text:p/>
        </draw:line>
        <draw:frame draw:style-name="gr12" draw:text-style-name="P5" draw:layer="layout" svg:width="3.279cm" svg:height="0.806cm" svg:x="30.6cm" svg:y="18.292cm">
          <draw:text-box>
            <text:p text:style-name="P4"><text:span text:style-name="T2">&lt;&lt;queries&gt;&gt;</text:span></text:p>
          </draw:text-box>
        </draw:frame>
        <draw:frame draw:style-name="gr23" draw:text-style-name="P8" draw:layer="layout" svg:width="4.5cm" svg:height="2.195cm" svg:x="25.1cm" svg:y="3.405cm">
          <draw:text-box>
            <text:p text:style-name="P8"><text:span text:style-name="T4">Model &amp; </text:span></text:p>
            <text:p text:style-name="P8"><text:span text:style-name="T4">Meta-Model Semantics</text:span></text:p>
          </draw:text-box>
        </draw:frame>
        <draw:frame draw:style-name="gr26" draw:text-style-name="P9" draw:layer="layout" svg:width="4.5cm" svg:height="2.195cm" svg:x="24.6cm" svg:y="13.905cm">
          <draw:text-box>
            <text:p text:style-name="P9"><text:span text:style-name="T5">Model Instance Semantics</text:span></text:p>
          </draw:text-box>
        </draw:frame>
        <draw:frame draw:style-name="gr23" draw:text-style-name="P10" draw:layer="layout" svg:width="4.5cm" svg:height="1.75cm" svg:x="38.6cm" svg:y="5.6cm">
          <draw:text-box>
            <text:p text:style-name="P10"><text:span text:style-name="T6">OCL Semantic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Linienende_20_1" draw:display-name="Linienende 1"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Implements" draw:style="rect" draw:dots1="1" draw:dots1-length="0.25cm" draw:dots2="1" draw:dots2-length="0.25cm" draw:distance="0.25cm"/>
    <draw:stroke-dash draw:name="Linienstil_20_1" draw:display-name="Linienstil 1" draw:style="rect" draw:dots1="1" draw:dots1-length="300%" draw:distance="3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0.1cm" fo:margin-left="0.1cm" fo:margin-right="0.1cm" fo:page-width="46.7cm" fo:page-height="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aas Wilke</meta:initial-creator>
    <meta:creation-date>2009-04-13T16:47:23.23</meta:creation-date>
    <dc:date>2009-10-28T07:34:52.51</dc:date>
    <dc:creator>Claas Wilke</dc:creator>
    <meta:editing-duration>PT03H11M47S</meta:editing-duration>
    <meta:editing-cycles>57</meta:editing-cycles>
    <meta:generator>OpenOffice.org/3.1$Win32 OpenOffice.org_project/310m19$Build-9420</meta:generator>
    <meta:document-statistic meta:object-count="705"/>
    <meta:user-defined meta:name="Info 1"/>
    <meta:user-defined meta:name="Info 2"/>
    <meta:user-defined meta:name="Info 3"/>
    <meta:user-defined meta:name="Info 4"/>
  </office:meta>
</office:document-meta>
</file>